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69.01mm" svg:height="152.45mm" svg:x="176.24mm" svg:y="3.23mm">
            <loext:p draw:notify-on-update-of-ranges="Feuille1.A1:Feuille1.A1 Feuille1.A2:Feuille1.A101 Feuille1.B1:Feuille1.B1 Feuille1.B2:Feuille1.B101 Feuille1.A1:Feuille1.A1 Feuille1.A2:Feuille1.A101 Feuille1.C1:Feuille1.C1 Feuille1.C2:Feuille1.C101 Feuille1.A1:Feuille1.A1 Feuille1.A2:Feuille1.A101 Feuille1.D1:Feuille1.D1 Feuille1.D2:Feuille1.D101 Feuille1.A1:Feuille1.A1 Feuille1.A2:Feuille1.A101 Feuille1.E1:Feuille1.E1 Feuille1.E2:Feuille1.E101 Feuille1.A1:Feuille1.A1 Feuille1.A2:Feuille1.A101 Feuille1.F1:Feuille1.F1 Feuille1.F2:Feuille1.F101 Feuille1.A1:Feuille1.A1 Feuille1.A2:Feuille1.A101 Feuille1.G1:Feuille1.G1 Feuille1.G2:Feuille1.G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iveau</text:p>
          </table:table-cell>
          <table:table-cell office:value-type="string" calcext:value-type="string">
            <text:p>Rapide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Parabolique</text:p>
          </table:table-cell>
          <table:table-cell office:value-type="string" calcext:value-type="string">
            <text:p>Lente</text:p>
          </table:table-cell>
          <table:table-cell office:value-type="string" calcext:value-type="string">
            <text:p>Erratique</text:p>
          </table:table-cell>
          <table:table-cell office:value-type="string" calcext:value-type="string">
            <text:p>Fluctuan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EILING(0.8*POWER([.A2];3))" office:value-type="float" office:value="1" calcext:value-type="float">
            <text:p>1</text:p>
          </table:table-cell>
          <table:table-cell table:formula="of:=POWER([.A2];3)" office:value-type="float" office:value="1" calcext:value-type="float">
            <text:p>1</text:p>
          </table:table-cell>
          <table:table-cell table:formula="of:=CEILING(1.2*POWER([.A2];3)-15*[.A2]^2+100*[.A2]-140)" office:value-type="float" office:value="-53" calcext:value-type="float">
            <text:p>-53</text:p>
          </table:table-cell>
          <table:table-cell table:formula="of:=CEILING(1.25*[.A2]^3)" office:value-type="float" office:value="2" calcext:value-type="float">
            <text:p>2</text:p>
          </table:table-cell>
          <table:table-cell table:formula="of:=CEILING([.A2]^3*((100-[.A2])/50))" office:value-type="float" office:value="2" calcext:value-type="float">
            <text:p>2</text:p>
          </table:table-cell>
          <table:table-cell table:formula="of:=CEILING([.A2]^3*(24+([.A2]+1)/3)/5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EILING(0.8*POWER([.A3];3))" office:value-type="float" office:value="7" calcext:value-type="float">
            <text:p>7</text:p>
          </table:table-cell>
          <table:table-cell table:formula="of:=POWER([.A3];3)" office:value-type="float" office:value="8" calcext:value-type="float">
            <text:p>8</text:p>
          </table:table-cell>
          <table:table-cell table:formula="of:=CEILING(1.2*POWER([.A3];3)-15*[.A3]^2+100*[.A3]-140)" office:value-type="float" office:value="10" calcext:value-type="float">
            <text:p>10</text:p>
          </table:table-cell>
          <table:table-cell table:formula="of:=CEILING(1.25*[.A3]^3)" office:value-type="float" office:value="10" calcext:value-type="float">
            <text:p>10</text:p>
          </table:table-cell>
          <table:table-cell table:formula="of:=CEILING([.A3]^3*((100-[.A3])/50))" office:value-type="float" office:value="16" calcext:value-type="float">
            <text:p>16</text:p>
          </table:table-cell>
          <table:table-cell table:formula="of:=CEILING([.A3]^3*(24+([.A3]+1)/3)/5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EILING(0.8*POWER([.A4];3))" office:value-type="float" office:value="22" calcext:value-type="float">
            <text:p>22</text:p>
          </table:table-cell>
          <table:table-cell table:formula="of:=POWER([.A4];3)" office:value-type="float" office:value="27" calcext:value-type="float">
            <text:p>27</text:p>
          </table:table-cell>
          <table:table-cell table:formula="of:=CEILING(1.2*POWER([.A4];3)-15*[.A4]^2+100*[.A4]-140)" office:value-type="float" office:value="58" calcext:value-type="float">
            <text:p>58</text:p>
          </table:table-cell>
          <table:table-cell table:formula="of:=CEILING(1.25*[.A4]^3)" office:value-type="float" office:value="34" calcext:value-type="float">
            <text:p>34</text:p>
          </table:table-cell>
          <table:table-cell table:formula="of:=CEILING([.A4]^3*((100-[.A4])/50))" office:value-type="float" office:value="53" calcext:value-type="float">
            <text:p>53</text:p>
          </table:table-cell>
          <table:table-cell table:formula="of:=CEILING([.A4]^3*(24+([.A4]+1)/3)/5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EILING(0.8*POWER([.A5];3))" office:value-type="float" office:value="52" calcext:value-type="float">
            <text:p>52</text:p>
          </table:table-cell>
          <table:table-cell table:formula="of:=POWER([.A5];3)" office:value-type="float" office:value="64" calcext:value-type="float">
            <text:p>64</text:p>
          </table:table-cell>
          <table:table-cell table:formula="of:=CEILING(1.2*POWER([.A5];3)-15*[.A5]^2+100*[.A5]-140)" office:value-type="float" office:value="97" calcext:value-type="float">
            <text:p>97</text:p>
          </table:table-cell>
          <table:table-cell table:formula="of:=CEILING(1.25*[.A5]^3)" office:value-type="float" office:value="80" calcext:value-type="float">
            <text:p>80</text:p>
          </table:table-cell>
          <table:table-cell table:formula="of:=CEILING([.A5]^3*((100-[.A5])/50))" office:value-type="float" office:value="123" calcext:value-type="float">
            <text:p>123</text:p>
          </table:table-cell>
          <table:table-cell table:formula="of:=CEILING([.A5]^3*(24+([.A5]+1)/3)/50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EILING(0.8*POWER([.A6];3))" office:value-type="float" office:value="100" calcext:value-type="float">
            <text:p>100</text:p>
          </table:table-cell>
          <table:table-cell table:formula="of:=POWER([.A6];3)" office:value-type="float" office:value="125" calcext:value-type="float">
            <text:p>125</text:p>
          </table:table-cell>
          <table:table-cell table:formula="of:=CEILING(1.2*POWER([.A6];3)-15*[.A6]^2+100*[.A6]-140)" office:value-type="float" office:value="135" calcext:value-type="float">
            <text:p>135</text:p>
          </table:table-cell>
          <table:table-cell table:formula="of:=CEILING(1.25*[.A6]^3)" office:value-type="float" office:value="157" calcext:value-type="float">
            <text:p>157</text:p>
          </table:table-cell>
          <table:table-cell table:formula="of:=CEILING([.A6]^3*((100-[.A6])/50))" office:value-type="float" office:value="238" calcext:value-type="float">
            <text:p>238</text:p>
          </table:table-cell>
          <table:table-cell table:formula="of:=CEILING([.A6]^3*(24+([.A6]+1)/3)/50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EILING(0.8*POWER([.A7];3))" office:value-type="float" office:value="173" calcext:value-type="float">
            <text:p>173</text:p>
          </table:table-cell>
          <table:table-cell table:formula="of:=POWER([.A7];3)" office:value-type="float" office:value="216" calcext:value-type="float">
            <text:p>216</text:p>
          </table:table-cell>
          <table:table-cell table:formula="of:=CEILING(1.2*POWER([.A7];3)-15*[.A7]^2+100*[.A7]-140)" office:value-type="float" office:value="180" calcext:value-type="float">
            <text:p>180</text:p>
          </table:table-cell>
          <table:table-cell table:formula="of:=CEILING(1.25*[.A7]^3)" office:value-type="float" office:value="270" calcext:value-type="float">
            <text:p>270</text:p>
          </table:table-cell>
          <table:table-cell table:formula="of:=CEILING([.A7]^3*((100-[.A7])/50))" office:value-type="float" office:value="407" calcext:value-type="float">
            <text:p>407</text:p>
          </table:table-cell>
          <table:table-cell table:formula="of:=CEILING([.A7]^3*(24+([.A7]+1)/3)/50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EILING(0.8*POWER([.A8];3))" office:value-type="float" office:value="275" calcext:value-type="float">
            <text:p>275</text:p>
          </table:table-cell>
          <table:table-cell table:formula="of:=POWER([.A8];3)" office:value-type="float" office:value="343" calcext:value-type="float">
            <text:p>343</text:p>
          </table:table-cell>
          <table:table-cell table:formula="of:=CEILING(1.2*POWER([.A8];3)-15*[.A8]^2+100*[.A8]-140)" office:value-type="float" office:value="237" calcext:value-type="float">
            <text:p>237</text:p>
          </table:table-cell>
          <table:table-cell table:formula="of:=CEILING(1.25*[.A8]^3)" office:value-type="float" office:value="429" calcext:value-type="float">
            <text:p>429</text:p>
          </table:table-cell>
          <table:table-cell table:formula="of:=CEILING([.A8]^3*((100-[.A8])/50))" office:value-type="float" office:value="638" calcext:value-type="float">
            <text:p>638</text:p>
          </table:table-cell>
          <table:table-cell table:formula="of:=CEILING([.A8]^3*(24+([.A8]+1)/3)/50)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EILING(0.8*POWER([.A9];3))" office:value-type="float" office:value="410" calcext:value-type="float">
            <text:p>410</text:p>
          </table:table-cell>
          <table:table-cell table:formula="of:=POWER([.A9];3)" office:value-type="float" office:value="512" calcext:value-type="float">
            <text:p>512</text:p>
          </table:table-cell>
          <table:table-cell table:formula="of:=CEILING(1.2*POWER([.A9];3)-15*[.A9]^2+100*[.A9]-140)" office:value-type="float" office:value="315" calcext:value-type="float">
            <text:p>315</text:p>
          </table:table-cell>
          <table:table-cell table:formula="of:=CEILING(1.25*[.A9]^3)" office:value-type="float" office:value="640" calcext:value-type="float">
            <text:p>640</text:p>
          </table:table-cell>
          <table:table-cell table:formula="of:=CEILING([.A9]^3*((100-[.A9])/50))" office:value-type="float" office:value="943" calcext:value-type="float">
            <text:p>943</text:p>
          </table:table-cell>
          <table:table-cell table:formula="of:=CEILING([.A9]^3*(24+([.A9]+1)/3)/50)"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EILING(0.8*POWER([.A10];3))" office:value-type="float" office:value="584" calcext:value-type="float">
            <text:p>584</text:p>
          </table:table-cell>
          <table:table-cell table:formula="of:=POWER([.A10];3)" office:value-type="float" office:value="729" calcext:value-type="float">
            <text:p>729</text:p>
          </table:table-cell>
          <table:table-cell table:formula="of:=CEILING(1.2*POWER([.A10];3)-15*[.A10]^2+100*[.A10]-140)" office:value-type="float" office:value="420" calcext:value-type="float">
            <text:p>420</text:p>
          </table:table-cell>
          <table:table-cell table:formula="of:=CEILING(1.25*[.A10]^3)" office:value-type="float" office:value="912" calcext:value-type="float">
            <text:p>912</text:p>
          </table:table-cell>
          <table:table-cell table:formula="of:=CEILING([.A10]^3*((100-[.A10])/50))" office:value-type="float" office:value="1327" calcext:value-type="float">
            <text:p>1327</text:p>
          </table:table-cell>
          <table:table-cell table:formula="of:=CEILING([.A10]^3*(24+([.A10]+1)/3)/50)"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EILING(0.8*POWER([.A11];3))" office:value-type="float" office:value="800" calcext:value-type="float">
            <text:p>800</text:p>
          </table:table-cell>
          <table:table-cell table:formula="of:=POWER([.A11];3)" office:value-type="float" office:value="1000" calcext:value-type="float">
            <text:p>1000</text:p>
          </table:table-cell>
          <table:table-cell table:formula="of:=CEILING(1.2*POWER([.A11];3)-15*[.A11]^2+100*[.A11]-140)" office:value-type="float" office:value="560" calcext:value-type="float">
            <text:p>560</text:p>
          </table:table-cell>
          <table:table-cell table:formula="of:=CEILING(1.25*[.A11]^3)" office:value-type="float" office:value="1250" calcext:value-type="float">
            <text:p>1250</text:p>
          </table:table-cell>
          <table:table-cell table:formula="of:=CEILING([.A11]^3*((100-[.A11])/50))" office:value-type="float" office:value="1800" calcext:value-type="float">
            <text:p>1800</text:p>
          </table:table-cell>
          <table:table-cell table:formula="of:=CEILING([.A11]^3*(24+([.A11]+1)/3)/50)"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CEILING(0.8*POWER([.A12];3))" office:value-type="float" office:value="1065" calcext:value-type="float">
            <text:p>1065</text:p>
          </table:table-cell>
          <table:table-cell table:formula="of:=POWER([.A12];3)" office:value-type="float" office:value="1331" calcext:value-type="float">
            <text:p>1331</text:p>
          </table:table-cell>
          <table:table-cell table:formula="of:=CEILING(1.2*POWER([.A12];3)-15*[.A12]^2+100*[.A12]-140)" office:value-type="float" office:value="743" calcext:value-type="float">
            <text:p>743</text:p>
          </table:table-cell>
          <table:table-cell table:formula="of:=CEILING(1.25*[.A12]^3)" office:value-type="float" office:value="1664" calcext:value-type="float">
            <text:p>1664</text:p>
          </table:table-cell>
          <table:table-cell table:formula="of:=CEILING([.A12]^3*((100-[.A12])/50))" office:value-type="float" office:value="2370" calcext:value-type="float">
            <text:p>2370</text:p>
          </table:table-cell>
          <table:table-cell table:formula="of:=CEILING([.A12]^3*(24+([.A12]+1)/3)/50)"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EILING(0.8*POWER([.A13];3))" office:value-type="float" office:value="1383" calcext:value-type="float">
            <text:p>1383</text:p>
          </table:table-cell>
          <table:table-cell table:formula="of:=POWER([.A13];3)" office:value-type="float" office:value="1728" calcext:value-type="float">
            <text:p>1728</text:p>
          </table:table-cell>
          <table:table-cell table:formula="of:=CEILING(1.2*POWER([.A13];3)-15*[.A13]^2+100*[.A13]-140)" office:value-type="float" office:value="974" calcext:value-type="float">
            <text:p>974</text:p>
          </table:table-cell>
          <table:table-cell table:formula="of:=CEILING(1.25*[.A13]^3)" office:value-type="float" office:value="2160" calcext:value-type="float">
            <text:p>2160</text:p>
          </table:table-cell>
          <table:table-cell table:formula="of:=CEILING([.A13]^3*((100-[.A13])/50))" office:value-type="float" office:value="3042" calcext:value-type="float">
            <text:p>3042</text:p>
          </table:table-cell>
          <table:table-cell table:formula="of:=CEILING([.A13]^3*(24+([.A13]+1)/3)/50)"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CEILING(0.8*POWER([.A14];3))" office:value-type="float" office:value="1758" calcext:value-type="float">
            <text:p>1758</text:p>
          </table:table-cell>
          <table:table-cell table:formula="of:=POWER([.A14];3)" office:value-type="float" office:value="2197" calcext:value-type="float">
            <text:p>2197</text:p>
          </table:table-cell>
          <table:table-cell table:formula="of:=CEILING(1.2*POWER([.A14];3)-15*[.A14]^2+100*[.A14]-140)" office:value-type="float" office:value="1262" calcext:value-type="float">
            <text:p>1262</text:p>
          </table:table-cell>
          <table:table-cell table:formula="of:=CEILING(1.25*[.A14]^3)" office:value-type="float" office:value="2747" calcext:value-type="float">
            <text:p>2747</text:p>
          </table:table-cell>
          <table:table-cell table:formula="of:=CEILING([.A14]^3*((100-[.A14])/50))" office:value-type="float" office:value="3823" calcext:value-type="float">
            <text:p>3823</text:p>
          </table:table-cell>
          <table:table-cell table:formula="of:=CEILING([.A14]^3*(24+([.A14]+1)/3)/50)"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EILING(0.8*POWER([.A15];3))" office:value-type="float" office:value="2196" calcext:value-type="float">
            <text:p>2196</text:p>
          </table:table-cell>
          <table:table-cell table:formula="of:=POWER([.A15];3)" office:value-type="float" office:value="2744" calcext:value-type="float">
            <text:p>2744</text:p>
          </table:table-cell>
          <table:table-cell table:formula="of:=CEILING(1.2*POWER([.A15];3)-15*[.A15]^2+100*[.A15]-140)" office:value-type="float" office:value="1613" calcext:value-type="float">
            <text:p>1613</text:p>
          </table:table-cell>
          <table:table-cell table:formula="of:=CEILING(1.25*[.A15]^3)" office:value-type="float" office:value="3430" calcext:value-type="float">
            <text:p>3430</text:p>
          </table:table-cell>
          <table:table-cell table:formula="of:=CEILING([.A15]^3*((100-[.A15])/50))" office:value-type="float" office:value="4720" calcext:value-type="float">
            <text:p>4720</text:p>
          </table:table-cell>
          <table:table-cell table:formula="of:=CEILING([.A15]^3*(24+([.A15]+1)/3)/50)" office:value-type="float" office:value="1592" calcext:value-type="float">
            <text:p>15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CEILING(0.8*POWER([.A16];3))" office:value-type="float" office:value="2700" calcext:value-type="float">
            <text:p>2700</text:p>
          </table:table-cell>
          <table:table-cell table:formula="of:=POWER([.A16];3)" office:value-type="float" office:value="3375" calcext:value-type="float">
            <text:p>3375</text:p>
          </table:table-cell>
          <table:table-cell table:formula="of:=CEILING(1.2*POWER([.A16];3)-15*[.A16]^2+100*[.A16]-140)" office:value-type="float" office:value="2035" calcext:value-type="float">
            <text:p>2035</text:p>
          </table:table-cell>
          <table:table-cell table:formula="of:=CEILING(1.25*[.A16]^3)" office:value-type="float" office:value="4219" calcext:value-type="float">
            <text:p>4219</text:p>
          </table:table-cell>
          <table:table-cell table:formula="of:=CEILING([.A16]^3*((100-[.A16])/50))" office:value-type="float" office:value="5738" calcext:value-type="float">
            <text:p>5738</text:p>
          </table:table-cell>
          <table:table-cell table:formula="of:=CEILING([.A16]^3*(24+([.A16]+1)/3)/50)"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EILING(0.8*POWER([.A17];3))" office:value-type="float" office:value="3277" calcext:value-type="float">
            <text:p>3277</text:p>
          </table:table-cell>
          <table:table-cell table:formula="of:=POWER([.A17];3)" office:value-type="float" office:value="4096" calcext:value-type="float">
            <text:p>4096</text:p>
          </table:table-cell>
          <table:table-cell table:formula="of:=CEILING(1.2*POWER([.A17];3)-15*[.A17]^2+100*[.A17]-140)" office:value-type="float" office:value="2536" calcext:value-type="float">
            <text:p>2536</text:p>
          </table:table-cell>
          <table:table-cell table:formula="of:=CEILING(1.25*[.A17]^3)" office:value-type="float" office:value="5120" calcext:value-type="float">
            <text:p>5120</text:p>
          </table:table-cell>
          <table:table-cell table:formula="of:=CEILING([.A17]^3*((100-[.A17])/50))" office:value-type="float" office:value="6882" calcext:value-type="float">
            <text:p>6882</text:p>
          </table:table-cell>
          <table:table-cell table:formula="of:=CEILING([.A17]^3*(14+[.A17])/50)" office:value-type="float" office:value="2458" calcext:value-type="float">
            <text:p>24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CEILING(0.8*POWER([.A18];3))" office:value-type="float" office:value="3931" calcext:value-type="float">
            <text:p>3931</text:p>
          </table:table-cell>
          <table:table-cell table:formula="of:=POWER([.A18];3)" office:value-type="float" office:value="4913" calcext:value-type="float">
            <text:p>4913</text:p>
          </table:table-cell>
          <table:table-cell table:formula="of:=CEILING(1.2*POWER([.A18];3)-15*[.A18]^2+100*[.A18]-140)" office:value-type="float" office:value="3121" calcext:value-type="float">
            <text:p>3121</text:p>
          </table:table-cell>
          <table:table-cell table:formula="of:=CEILING(1.25*[.A18]^3)" office:value-type="float" office:value="6142" calcext:value-type="float">
            <text:p>6142</text:p>
          </table:table-cell>
          <table:table-cell table:formula="of:=CEILING([.A18]^3*((100-[.A18])/50))" office:value-type="float" office:value="8156" calcext:value-type="float">
            <text:p>8156</text:p>
          </table:table-cell>
          <table:table-cell table:formula="of:=CEILING([.A18]^3*(14+[.A18])/50)" office:value-type="float" office:value="3047" calcext:value-type="float">
            <text:p>304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CEILING(0.8*POWER([.A19];3))" office:value-type="float" office:value="4666" calcext:value-type="float">
            <text:p>4666</text:p>
          </table:table-cell>
          <table:table-cell table:formula="of:=POWER([.A19];3)" office:value-type="float" office:value="5832" calcext:value-type="float">
            <text:p>5832</text:p>
          </table:table-cell>
          <table:table-cell table:formula="of:=CEILING(1.2*POWER([.A19];3)-15*[.A19]^2+100*[.A19]-140)" office:value-type="float" office:value="3799" calcext:value-type="float">
            <text:p>3799</text:p>
          </table:table-cell>
          <table:table-cell table:formula="of:=CEILING(1.25*[.A19]^3)" office:value-type="float" office:value="7290" calcext:value-type="float">
            <text:p>7290</text:p>
          </table:table-cell>
          <table:table-cell table:formula="of:=CEILING([.A19]^3*((100-[.A19])/50))" office:value-type="float" office:value="9565" calcext:value-type="float">
            <text:p>9565</text:p>
          </table:table-cell>
          <table:table-cell table:formula="of:=CEILING([.A19]^3*(14+[.A19])/50)" office:value-type="float" office:value="3733" calcext:value-type="float">
            <text:p>37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CEILING(0.8*POWER([.A20];3))" office:value-type="float" office:value="5488" calcext:value-type="float">
            <text:p>5488</text:p>
          </table:table-cell>
          <table:table-cell table:formula="of:=POWER([.A20];3)" office:value-type="float" office:value="6859" calcext:value-type="float">
            <text:p>6859</text:p>
          </table:table-cell>
          <table:table-cell table:formula="of:=CEILING(1.2*POWER([.A20];3)-15*[.A20]^2+100*[.A20]-140)" office:value-type="float" office:value="4576" calcext:value-type="float">
            <text:p>4576</text:p>
          </table:table-cell>
          <table:table-cell table:formula="of:=CEILING(1.25*[.A20]^3)" office:value-type="float" office:value="8574" calcext:value-type="float">
            <text:p>8574</text:p>
          </table:table-cell>
          <table:table-cell table:formula="of:=CEILING([.A20]^3*((100-[.A20])/50))" office:value-type="float" office:value="11112" calcext:value-type="float">
            <text:p>11112</text:p>
          </table:table-cell>
          <table:table-cell table:formula="of:=CEILING([.A20]^3*(14+[.A20])/50)" office:value-type="float" office:value="4527" calcext:value-type="float">
            <text:p>45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EILING(0.8*POWER([.A21];3))" office:value-type="float" office:value="6400" calcext:value-type="float">
            <text:p>6400</text:p>
          </table:table-cell>
          <table:table-cell table:formula="of:=POWER([.A21];3)" office:value-type="float" office:value="8000" calcext:value-type="float">
            <text:p>8000</text:p>
          </table:table-cell>
          <table:table-cell table:formula="of:=CEILING(1.2*POWER([.A21];3)-15*[.A21]^2+100*[.A21]-140)" office:value-type="float" office:value="5460" calcext:value-type="float">
            <text:p>5460</text:p>
          </table:table-cell>
          <table:table-cell table:formula="of:=CEILING(1.25*[.A21]^3)" office:value-type="float" office:value="10000" calcext:value-type="float">
            <text:p>10000</text:p>
          </table:table-cell>
          <table:table-cell table:formula="of:=CEILING([.A21]^3*((100-[.A21])/50))" office:value-type="float" office:value="12800" calcext:value-type="float">
            <text:p>12800</text:p>
          </table:table-cell>
          <table:table-cell table:formula="of:=CEILING([.A21]^3*(14+[.A21])/50)" office:value-type="float" office:value="5440" calcext:value-type="float">
            <text:p>54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CEILING(0.8*POWER([.A22];3))" office:value-type="float" office:value="7409" calcext:value-type="float">
            <text:p>7409</text:p>
          </table:table-cell>
          <table:table-cell table:formula="of:=POWER([.A22];3)" office:value-type="float" office:value="9261" calcext:value-type="float">
            <text:p>9261</text:p>
          </table:table-cell>
          <table:table-cell table:formula="of:=CEILING(1.2*POWER([.A22];3)-15*[.A22]^2+100*[.A22]-140)" office:value-type="float" office:value="6459" calcext:value-type="float">
            <text:p>6459</text:p>
          </table:table-cell>
          <table:table-cell table:formula="of:=CEILING(1.25*[.A22]^3)" office:value-type="float" office:value="11577" calcext:value-type="float">
            <text:p>11577</text:p>
          </table:table-cell>
          <table:table-cell table:formula="of:=CEILING([.A22]^3*((100-[.A22])/50))" office:value-type="float" office:value="14633" calcext:value-type="float">
            <text:p>14633</text:p>
          </table:table-cell>
          <table:table-cell table:formula="of:=CEILING([.A22]^3*(14+[.A22])/50)" office:value-type="float" office:value="6483" calcext:value-type="float">
            <text:p>648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CEILING(0.8*POWER([.A23];3))" office:value-type="float" office:value="8519" calcext:value-type="float">
            <text:p>8519</text:p>
          </table:table-cell>
          <table:table-cell table:formula="of:=POWER([.A23];3)" office:value-type="float" office:value="10648" calcext:value-type="float">
            <text:p>10648</text:p>
          </table:table-cell>
          <table:table-cell table:formula="of:=CEILING(1.2*POWER([.A23];3)-15*[.A23]^2+100*[.A23]-140)" office:value-type="float" office:value="7578" calcext:value-type="float">
            <text:p>7578</text:p>
          </table:table-cell>
          <table:table-cell table:formula="of:=CEILING(1.25*[.A23]^3)" office:value-type="float" office:value="13310" calcext:value-type="float">
            <text:p>13310</text:p>
          </table:table-cell>
          <table:table-cell table:formula="of:=CEILING([.A23]^3*((100-[.A23])/50))" office:value-type="float" office:value="16611" calcext:value-type="float">
            <text:p>16611</text:p>
          </table:table-cell>
          <table:table-cell table:formula="of:=CEILING([.A23]^3*(14+[.A23])/50)" office:value-type="float" office:value="7667" calcext:value-type="float">
            <text:p>76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CEILING(0.8*POWER([.A24];3))" office:value-type="float" office:value="9734" calcext:value-type="float">
            <text:p>9734</text:p>
          </table:table-cell>
          <table:table-cell table:formula="of:=POWER([.A24];3)" office:value-type="float" office:value="12167" calcext:value-type="float">
            <text:p>12167</text:p>
          </table:table-cell>
          <table:table-cell table:formula="of:=CEILING(1.2*POWER([.A24];3)-15*[.A24]^2+100*[.A24]-140)" office:value-type="float" office:value="8826" calcext:value-type="float">
            <text:p>8826</text:p>
          </table:table-cell>
          <table:table-cell table:formula="of:=CEILING(1.25*[.A24]^3)" office:value-type="float" office:value="15209" calcext:value-type="float">
            <text:p>15209</text:p>
          </table:table-cell>
          <table:table-cell table:formula="of:=CEILING([.A24]^3*((100-[.A24])/50))" office:value-type="float" office:value="18738" calcext:value-type="float">
            <text:p>18738</text:p>
          </table:table-cell>
          <table:table-cell table:formula="of:=CEILING([.A24]^3*(14+[.A24])/50)" office:value-type="float" office:value="9004" calcext:value-type="float">
            <text:p>90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EILING(0.8*POWER([.A25];3))" office:value-type="float" office:value="11060" calcext:value-type="float">
            <text:p>11060</text:p>
          </table:table-cell>
          <table:table-cell table:formula="of:=POWER([.A25];3)" office:value-type="float" office:value="13824" calcext:value-type="float">
            <text:p>13824</text:p>
          </table:table-cell>
          <table:table-cell table:formula="of:=CEILING(1.2*POWER([.A25];3)-15*[.A25]^2+100*[.A25]-140)" office:value-type="float" office:value="10209" calcext:value-type="float">
            <text:p>10209</text:p>
          </table:table-cell>
          <table:table-cell table:formula="of:=CEILING(1.25*[.A25]^3)" office:value-type="float" office:value="17280" calcext:value-type="float">
            <text:p>17280</text:p>
          </table:table-cell>
          <table:table-cell table:formula="of:=CEILING([.A25]^3*((100-[.A25])/50))" office:value-type="float" office:value="21013" calcext:value-type="float">
            <text:p>21013</text:p>
          </table:table-cell>
          <table:table-cell table:formula="of:=CEILING([.A25]^3*(14+[.A25])/50)" office:value-type="float" office:value="10507" calcext:value-type="float">
            <text:p>1050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CEILING(0.8*POWER([.A26];3))" office:value-type="float" office:value="12500" calcext:value-type="float">
            <text:p>12500</text:p>
          </table:table-cell>
          <table:table-cell table:formula="of:=POWER([.A26];3)" office:value-type="float" office:value="15625" calcext:value-type="float">
            <text:p>15625</text:p>
          </table:table-cell>
          <table:table-cell table:formula="of:=CEILING(1.2*POWER([.A26];3)-15*[.A26]^2+100*[.A26]-140)" office:value-type="float" office:value="11735" calcext:value-type="float">
            <text:p>11735</text:p>
          </table:table-cell>
          <table:table-cell table:formula="of:=CEILING(1.25*[.A26]^3)" office:value-type="float" office:value="19532" calcext:value-type="float">
            <text:p>19532</text:p>
          </table:table-cell>
          <table:table-cell table:formula="of:=CEILING([.A26]^3*((100-[.A26])/50))" office:value-type="float" office:value="23438" calcext:value-type="float">
            <text:p>23438</text:p>
          </table:table-cell>
          <table:table-cell table:formula="of:=CEILING([.A26]^3*(14+[.A26])/50)" office:value-type="float" office:value="12188" calcext:value-type="float">
            <text:p>1218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CEILING(0.8*POWER([.A27];3))" office:value-type="float" office:value="14061" calcext:value-type="float">
            <text:p>14061</text:p>
          </table:table-cell>
          <table:table-cell table:formula="of:=POWER([.A27];3)" office:value-type="float" office:value="17576" calcext:value-type="float">
            <text:p>17576</text:p>
          </table:table-cell>
          <table:table-cell table:formula="of:=CEILING(1.2*POWER([.A27];3)-15*[.A27]^2+100*[.A27]-140)" office:value-type="float" office:value="13412" calcext:value-type="float">
            <text:p>13412</text:p>
          </table:table-cell>
          <table:table-cell table:formula="of:=CEILING(1.25*[.A27]^3)" office:value-type="float" office:value="21970" calcext:value-type="float">
            <text:p>21970</text:p>
          </table:table-cell>
          <table:table-cell table:formula="of:=CEILING([.A27]^3*((100-[.A27])/50))" office:value-type="float" office:value="26013" calcext:value-type="float">
            <text:p>26013</text:p>
          </table:table-cell>
          <table:table-cell table:formula="of:=CEILING([.A27]^3*(14+[.A27])/50)" office:value-type="float" office:value="14061" calcext:value-type="float">
            <text:p>1406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CEILING(0.8*POWER([.A28];3))" office:value-type="float" office:value="15747" calcext:value-type="float">
            <text:p>15747</text:p>
          </table:table-cell>
          <table:table-cell table:formula="of:=POWER([.A28];3)" office:value-type="float" office:value="19683" calcext:value-type="float">
            <text:p>19683</text:p>
          </table:table-cell>
          <table:table-cell table:formula="of:=CEILING(1.2*POWER([.A28];3)-15*[.A28]^2+100*[.A28]-140)" office:value-type="float" office:value="15245" calcext:value-type="float">
            <text:p>15245</text:p>
          </table:table-cell>
          <table:table-cell table:formula="of:=CEILING(1.25*[.A28]^3)" office:value-type="float" office:value="24604" calcext:value-type="float">
            <text:p>24604</text:p>
          </table:table-cell>
          <table:table-cell table:formula="of:=CEILING([.A28]^3*((100-[.A28])/50))" office:value-type="float" office:value="28738" calcext:value-type="float">
            <text:p>28738</text:p>
          </table:table-cell>
          <table:table-cell table:formula="of:=CEILING([.A28]^3*(14+[.A28])/50)" office:value-type="float" office:value="16141" calcext:value-type="float">
            <text:p>1614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CEILING(0.8*POWER([.A29];3))" office:value-type="float" office:value="17562" calcext:value-type="float">
            <text:p>17562</text:p>
          </table:table-cell>
          <table:table-cell table:formula="of:=POWER([.A29];3)" office:value-type="float" office:value="21952" calcext:value-type="float">
            <text:p>21952</text:p>
          </table:table-cell>
          <table:table-cell table:formula="of:=CEILING(1.2*POWER([.A29];3)-15*[.A29]^2+100*[.A29]-140)" office:value-type="float" office:value="17243" calcext:value-type="float">
            <text:p>17243</text:p>
          </table:table-cell>
          <table:table-cell table:formula="of:=CEILING(1.25*[.A29]^3)" office:value-type="float" office:value="27440" calcext:value-type="float">
            <text:p>27440</text:p>
          </table:table-cell>
          <table:table-cell table:formula="of:=CEILING([.A29]^3*((100-[.A29])/50))" office:value-type="float" office:value="31611" calcext:value-type="float">
            <text:p>31611</text:p>
          </table:table-cell>
          <table:table-cell table:formula="of:=CEILING([.A29]^3*(14+[.A29])/50)" office:value-type="float" office:value="18440" calcext:value-type="float">
            <text:p>1844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CEILING(0.8*POWER([.A30];3))" office:value-type="float" office:value="19512" calcext:value-type="float">
            <text:p>19512</text:p>
          </table:table-cell>
          <table:table-cell table:formula="of:=POWER([.A30];3)" office:value-type="float" office:value="24389" calcext:value-type="float">
            <text:p>24389</text:p>
          </table:table-cell>
          <table:table-cell table:formula="of:=CEILING(1.2*POWER([.A30];3)-15*[.A30]^2+100*[.A30]-140)" office:value-type="float" office:value="19412" calcext:value-type="float">
            <text:p>19412</text:p>
          </table:table-cell>
          <table:table-cell table:formula="of:=CEILING(1.25*[.A30]^3)" office:value-type="float" office:value="30487" calcext:value-type="float">
            <text:p>30487</text:p>
          </table:table-cell>
          <table:table-cell table:formula="of:=CEILING([.A30]^3*((100-[.A30])/50))" office:value-type="float" office:value="34633" calcext:value-type="float">
            <text:p>34633</text:p>
          </table:table-cell>
          <table:table-cell table:formula="of:=CEILING([.A30]^3*(14+[.A30])/50)" office:value-type="float" office:value="20975" calcext:value-type="float">
            <text:p>209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CEILING(0.8*POWER([.A31];3))" office:value-type="float" office:value="21600" calcext:value-type="float">
            <text:p>21600</text:p>
          </table:table-cell>
          <table:table-cell table:formula="of:=POWER([.A31];3)" office:value-type="float" office:value="27000" calcext:value-type="float">
            <text:p>27000</text:p>
          </table:table-cell>
          <table:table-cell table:formula="of:=CEILING(1.2*POWER([.A31];3)-15*[.A31]^2+100*[.A31]-140)" office:value-type="float" office:value="21760" calcext:value-type="float">
            <text:p>21760</text:p>
          </table:table-cell>
          <table:table-cell table:formula="of:=CEILING(1.25*[.A31]^3)" office:value-type="float" office:value="33750" calcext:value-type="float">
            <text:p>33750</text:p>
          </table:table-cell>
          <table:table-cell table:formula="of:=CEILING([.A31]^3*((100-[.A31])/50))" office:value-type="float" office:value="37800" calcext:value-type="float">
            <text:p>37800</text:p>
          </table:table-cell>
          <table:table-cell table:formula="of:=CEILING([.A31]^3*(14+[.A31])/50)" office:value-type="float" office:value="23760" calcext:value-type="float">
            <text:p>2376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CEILING(0.8*POWER([.A32];3))" office:value-type="float" office:value="23833" calcext:value-type="float">
            <text:p>23833</text:p>
          </table:table-cell>
          <table:table-cell table:formula="of:=POWER([.A32];3)" office:value-type="float" office:value="29791" calcext:value-type="float">
            <text:p>29791</text:p>
          </table:table-cell>
          <table:table-cell table:formula="of:=CEILING(1.2*POWER([.A32];3)-15*[.A32]^2+100*[.A32]-140)" office:value-type="float" office:value="24295" calcext:value-type="float">
            <text:p>24295</text:p>
          </table:table-cell>
          <table:table-cell table:formula="of:=CEILING(1.25*[.A32]^3)" office:value-type="float" office:value="37239" calcext:value-type="float">
            <text:p>37239</text:p>
          </table:table-cell>
          <table:table-cell table:formula="of:=CEILING([.A32]^3*((100-[.A32])/50))" office:value-type="float" office:value="41112" calcext:value-type="float">
            <text:p>41112</text:p>
          </table:table-cell>
          <table:table-cell table:formula="of:=CEILING([.A32]^3*(14+[.A32])/50)" office:value-type="float" office:value="26812" calcext:value-type="float">
            <text:p>268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CEILING(0.8*POWER([.A33];3))" office:value-type="float" office:value="26215" calcext:value-type="float">
            <text:p>26215</text:p>
          </table:table-cell>
          <table:table-cell table:formula="of:=POWER([.A33];3)" office:value-type="float" office:value="32768" calcext:value-type="float">
            <text:p>32768</text:p>
          </table:table-cell>
          <table:table-cell table:formula="of:=CEILING(1.2*POWER([.A33];3)-15*[.A33]^2+100*[.A33]-140)" office:value-type="float" office:value="27022" calcext:value-type="float">
            <text:p>27022</text:p>
          </table:table-cell>
          <table:table-cell table:formula="of:=CEILING(1.25*[.A33]^3)" office:value-type="float" office:value="40960" calcext:value-type="float">
            <text:p>40960</text:p>
          </table:table-cell>
          <table:table-cell table:formula="of:=CEILING([.A33]^3*((100-[.A33])/50))" office:value-type="float" office:value="44565" calcext:value-type="float">
            <text:p>44565</text:p>
          </table:table-cell>
          <table:table-cell table:formula="of:=CEILING([.A33]^3*(14+[.A33])/50)" office:value-type="float" office:value="30147" calcext:value-type="float">
            <text:p>3014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CEILING(0.8*POWER([.A34];3))" office:value-type="float" office:value="28750" calcext:value-type="float">
            <text:p>28750</text:p>
          </table:table-cell>
          <table:table-cell table:formula="of:=POWER([.A34];3)" office:value-type="float" office:value="35937" calcext:value-type="float">
            <text:p>35937</text:p>
          </table:table-cell>
          <table:table-cell table:formula="of:=CEILING(1.2*POWER([.A34];3)-15*[.A34]^2+100*[.A34]-140)" office:value-type="float" office:value="29950" calcext:value-type="float">
            <text:p>29950</text:p>
          </table:table-cell>
          <table:table-cell table:formula="of:=CEILING(1.25*[.A34]^3)" office:value-type="float" office:value="44922" calcext:value-type="float">
            <text:p>44922</text:p>
          </table:table-cell>
          <table:table-cell table:formula="of:=CEILING([.A34]^3*((100-[.A34])/50))" office:value-type="float" office:value="48156" calcext:value-type="float">
            <text:p>48156</text:p>
          </table:table-cell>
          <table:table-cell table:formula="of:=CEILING([.A34]^3*(14+[.A34])/50)" office:value-type="float" office:value="33781" calcext:value-type="float">
            <text:p>3378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CEILING(0.8*POWER([.A35];3))" office:value-type="float" office:value="31444" calcext:value-type="float">
            <text:p>31444</text:p>
          </table:table-cell>
          <table:table-cell table:formula="of:=POWER([.A35];3)" office:value-type="float" office:value="39304" calcext:value-type="float">
            <text:p>39304</text:p>
          </table:table-cell>
          <table:table-cell table:formula="of:=CEILING(1.2*POWER([.A35];3)-15*[.A35]^2+100*[.A35]-140)" office:value-type="float" office:value="33085" calcext:value-type="float">
            <text:p>33085</text:p>
          </table:table-cell>
          <table:table-cell table:formula="of:=CEILING(1.25*[.A35]^3)" office:value-type="float" office:value="49130" calcext:value-type="float">
            <text:p>49130</text:p>
          </table:table-cell>
          <table:table-cell table:formula="of:=CEILING([.A35]^3*((100-[.A35])/50))" office:value-type="float" office:value="51882" calcext:value-type="float">
            <text:p>51882</text:p>
          </table:table-cell>
          <table:table-cell table:formula="of:=CEILING([.A35]^3*(14+[.A35])/50)" office:value-type="float" office:value="37732" calcext:value-type="float">
            <text:p>3773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CEILING(0.8*POWER([.A36];3))" office:value-type="float" office:value="34300" calcext:value-type="float">
            <text:p>34300</text:p>
          </table:table-cell>
          <table:table-cell table:formula="of:=POWER([.A36];3)" office:value-type="float" office:value="42875" calcext:value-type="float">
            <text:p>42875</text:p>
          </table:table-cell>
          <table:table-cell table:formula="of:=CEILING(1.2*POWER([.A36];3)-15*[.A36]^2+100*[.A36]-140)" office:value-type="float" office:value="36435" calcext:value-type="float">
            <text:p>36435</text:p>
          </table:table-cell>
          <table:table-cell table:formula="of:=CEILING(1.25*[.A36]^3)" office:value-type="float" office:value="53594" calcext:value-type="float">
            <text:p>53594</text:p>
          </table:table-cell>
          <table:table-cell table:formula="of:=CEILING([.A36]^3*((100-[.A36])/50))" office:value-type="float" office:value="55738" calcext:value-type="float">
            <text:p>55738</text:p>
          </table:table-cell>
          <table:table-cell table:formula="of:=CEILING([.A36]^3*(14+[.A36])/50)" office:value-type="float" office:value="42018" calcext:value-type="float">
            <text:p>4201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CEILING(0.8*POWER([.A37];3))" office:value-type="float" office:value="37325" calcext:value-type="float">
            <text:p>37325</text:p>
          </table:table-cell>
          <table:table-cell table:formula="of:=POWER([.A37];3)" office:value-type="float" office:value="46656" calcext:value-type="float">
            <text:p>46656</text:p>
          </table:table-cell>
          <table:table-cell table:formula="of:=CEILING(1.2*POWER([.A37];3)-15*[.A37]^2+100*[.A37]-140)" office:value-type="float" office:value="40008" calcext:value-type="float">
            <text:p>40008</text:p>
          </table:table-cell>
          <table:table-cell table:formula="of:=CEILING(1.25*[.A37]^3)" office:value-type="float" office:value="58320" calcext:value-type="float">
            <text:p>58320</text:p>
          </table:table-cell>
          <table:table-cell table:formula="of:=CEILING([.A37]^3*((100-[.A37])/50))" office:value-type="float" office:value="59720" calcext:value-type="float">
            <text:p>59720</text:p>
          </table:table-cell>
          <table:table-cell table:formula="of:=CEILING([.A37]^3*(32+[.A37]/2)/50)" office:value-type="float" office:value="46656" calcext:value-type="float">
            <text:p>4665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CEILING(0.8*POWER([.A38];3))" office:value-type="float" office:value="40523" calcext:value-type="float">
            <text:p>40523</text:p>
          </table:table-cell>
          <table:table-cell table:formula="of:=POWER([.A38];3)" office:value-type="float" office:value="50653" calcext:value-type="float">
            <text:p>50653</text:p>
          </table:table-cell>
          <table:table-cell table:formula="of:=CEILING(1.2*POWER([.A38];3)-15*[.A38]^2+100*[.A38]-140)" office:value-type="float" office:value="43809" calcext:value-type="float">
            <text:p>43809</text:p>
          </table:table-cell>
          <table:table-cell table:formula="of:=CEILING(1.25*[.A38]^3)" office:value-type="float" office:value="63317" calcext:value-type="float">
            <text:p>63317</text:p>
          </table:table-cell>
          <table:table-cell table:formula="of:=CEILING([.A38]^3*((100-[.A38])/50))" office:value-type="float" office:value="63823" calcext:value-type="float">
            <text:p>63823</text:p>
          </table:table-cell>
          <table:table-cell table:formula="of:=CEILING([.A38]^3*(32+[.A38]/2)/50)" office:value-type="float" office:value="51160" calcext:value-type="float">
            <text:p>5116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CEILING(0.8*POWER([.A39];3))" office:value-type="float" office:value="43898" calcext:value-type="float">
            <text:p>43898</text:p>
          </table:table-cell>
          <table:table-cell table:formula="of:=POWER([.A39];3)" office:value-type="float" office:value="54872" calcext:value-type="float">
            <text:p>54872</text:p>
          </table:table-cell>
          <table:table-cell table:formula="of:=CEILING(1.2*POWER([.A39];3)-15*[.A39]^2+100*[.A39]-140)" office:value-type="float" office:value="47847" calcext:value-type="float">
            <text:p>47847</text:p>
          </table:table-cell>
          <table:table-cell table:formula="of:=CEILING(1.25*[.A39]^3)" office:value-type="float" office:value="68590" calcext:value-type="float">
            <text:p>68590</text:p>
          </table:table-cell>
          <table:table-cell table:formula="of:=CEILING([.A39]^3*((100-[.A39])/50))" office:value-type="float" office:value="68042" calcext:value-type="float">
            <text:p>68042</text:p>
          </table:table-cell>
          <table:table-cell table:formula="of:=CEILING([.A39]^3*(32+[.A39]/2)/50)" office:value-type="float" office:value="55970" calcext:value-type="float">
            <text:p>5597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CEILING(0.8*POWER([.A40];3))" office:value-type="float" office:value="47456" calcext:value-type="float">
            <text:p>47456</text:p>
          </table:table-cell>
          <table:table-cell table:formula="of:=POWER([.A40];3)" office:value-type="float" office:value="59319" calcext:value-type="float">
            <text:p>59319</text:p>
          </table:table-cell>
          <table:table-cell table:formula="of:=CEILING(1.2*POWER([.A40];3)-15*[.A40]^2+100*[.A40]-140)" office:value-type="float" office:value="52128" calcext:value-type="float">
            <text:p>52128</text:p>
          </table:table-cell>
          <table:table-cell table:formula="of:=CEILING(1.25*[.A40]^3)" office:value-type="float" office:value="74149" calcext:value-type="float">
            <text:p>74149</text:p>
          </table:table-cell>
          <table:table-cell table:formula="of:=CEILING([.A40]^3*((100-[.A40])/50))" office:value-type="float" office:value="72370" calcext:value-type="float">
            <text:p>72370</text:p>
          </table:table-cell>
          <table:table-cell table:formula="of:=CEILING([.A40]^3*(32+[.A40]/2)/50)" office:value-type="float" office:value="61099" calcext:value-type="float">
            <text:p>6109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CEILING(0.8*POWER([.A41];3))" office:value-type="float" office:value="51200" calcext:value-type="float">
            <text:p>51200</text:p>
          </table:table-cell>
          <table:table-cell table:formula="of:=POWER([.A41];3)" office:value-type="float" office:value="64000" calcext:value-type="float">
            <text:p>64000</text:p>
          </table:table-cell>
          <table:table-cell table:formula="of:=CEILING(1.2*POWER([.A41];3)-15*[.A41]^2+100*[.A41]-140)" office:value-type="float" office:value="56660" calcext:value-type="float">
            <text:p>56660</text:p>
          </table:table-cell>
          <table:table-cell table:formula="of:=CEILING(1.25*[.A41]^3)" office:value-type="float" office:value="80000" calcext:value-type="float">
            <text:p>80000</text:p>
          </table:table-cell>
          <table:table-cell table:formula="of:=CEILING([.A41]^3*((100-[.A41])/50))" office:value-type="float" office:value="76800" calcext:value-type="float">
            <text:p>76800</text:p>
          </table:table-cell>
          <table:table-cell table:formula="of:=CEILING([.A41]^3*(32+[.A41]/2)/50)" office:value-type="float" office:value="66560" calcext:value-type="float">
            <text:p>6656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CEILING(0.8*POWER([.A42];3))" office:value-type="float" office:value="55137" calcext:value-type="float">
            <text:p>55137</text:p>
          </table:table-cell>
          <table:table-cell table:formula="of:=POWER([.A42];3)" office:value-type="float" office:value="68921" calcext:value-type="float">
            <text:p>68921</text:p>
          </table:table-cell>
          <table:table-cell table:formula="of:=CEILING(1.2*POWER([.A42];3)-15*[.A42]^2+100*[.A42]-140)" office:value-type="float" office:value="61451" calcext:value-type="float">
            <text:p>61451</text:p>
          </table:table-cell>
          <table:table-cell table:formula="of:=CEILING(1.25*[.A42]^3)" office:value-type="float" office:value="86152" calcext:value-type="float">
            <text:p>86152</text:p>
          </table:table-cell>
          <table:table-cell table:formula="of:=CEILING([.A42]^3*((100-[.A42])/50))" office:value-type="float" office:value="81327" calcext:value-type="float">
            <text:p>81327</text:p>
          </table:table-cell>
          <table:table-cell table:formula="of:=CEILING([.A42]^3*(32+[.A42]/2)/50)" office:value-type="float" office:value="72368" calcext:value-type="float">
            <text:p>7236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CEILING(0.8*POWER([.A43];3))" office:value-type="float" office:value="59271" calcext:value-type="float">
            <text:p>59271</text:p>
          </table:table-cell>
          <table:table-cell table:formula="of:=POWER([.A43];3)" office:value-type="float" office:value="74088" calcext:value-type="float">
            <text:p>74088</text:p>
          </table:table-cell>
          <table:table-cell table:formula="of:=CEILING(1.2*POWER([.A43];3)-15*[.A43]^2+100*[.A43]-140)" office:value-type="float" office:value="66506" calcext:value-type="float">
            <text:p>66506</text:p>
          </table:table-cell>
          <table:table-cell table:formula="of:=CEILING(1.25*[.A43]^3)" office:value-type="float" office:value="92610" calcext:value-type="float">
            <text:p>92610</text:p>
          </table:table-cell>
          <table:table-cell table:formula="of:=CEILING([.A43]^3*((100-[.A43])/50))" office:value-type="float" office:value="85943" calcext:value-type="float">
            <text:p>85943</text:p>
          </table:table-cell>
          <table:table-cell table:formula="of:=CEILING([.A43]^3*(32+[.A43]/2)/50)" office:value-type="float" office:value="78534" calcext:value-type="float">
            <text:p>7853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CEILING(0.8*POWER([.A44];3))" office:value-type="float" office:value="63606" calcext:value-type="float">
            <text:p>63606</text:p>
          </table:table-cell>
          <table:table-cell table:formula="of:=POWER([.A44];3)" office:value-type="float" office:value="79507" calcext:value-type="float">
            <text:p>79507</text:p>
          </table:table-cell>
          <table:table-cell table:formula="of:=CEILING(1.2*POWER([.A44];3)-15*[.A44]^2+100*[.A44]-140)" office:value-type="float" office:value="71834" calcext:value-type="float">
            <text:p>71834</text:p>
          </table:table-cell>
          <table:table-cell table:formula="of:=CEILING(1.25*[.A44]^3)" office:value-type="float" office:value="99384" calcext:value-type="float">
            <text:p>99384</text:p>
          </table:table-cell>
          <table:table-cell table:formula="of:=CEILING([.A44]^3*((100-[.A44])/50))" office:value-type="float" office:value="90638" calcext:value-type="float">
            <text:p>90638</text:p>
          </table:table-cell>
          <table:table-cell table:formula="of:=CEILING([.A44]^3*(32+[.A44]/2)/50)" office:value-type="float" office:value="85073" calcext:value-type="float">
            <text:p>8507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CEILING(0.8*POWER([.A45];3))" office:value-type="float" office:value="68148" calcext:value-type="float">
            <text:p>68148</text:p>
          </table:table-cell>
          <table:table-cell table:formula="of:=POWER([.A45];3)" office:value-type="float" office:value="85184" calcext:value-type="float">
            <text:p>85184</text:p>
          </table:table-cell>
          <table:table-cell table:formula="of:=CEILING(1.2*POWER([.A45];3)-15*[.A45]^2+100*[.A45]-140)" office:value-type="float" office:value="77441" calcext:value-type="float">
            <text:p>77441</text:p>
          </table:table-cell>
          <table:table-cell table:formula="of:=CEILING(1.25*[.A45]^3)" office:value-type="float" office:value="106480" calcext:value-type="float">
            <text:p>106480</text:p>
          </table:table-cell>
          <table:table-cell table:formula="of:=CEILING([.A45]^3*((100-[.A45])/50))" office:value-type="float" office:value="95407" calcext:value-type="float">
            <text:p>95407</text:p>
          </table:table-cell>
          <table:table-cell table:formula="of:=CEILING([.A45]^3*(32+[.A45]/2)/50)" office:value-type="float" office:value="91999" calcext:value-type="float">
            <text:p>9199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CEILING(0.8*POWER([.A46];3))" office:value-type="float" office:value="72900" calcext:value-type="float">
            <text:p>72900</text:p>
          </table:table-cell>
          <table:table-cell table:formula="of:=POWER([.A46];3)" office:value-type="float" office:value="91125" calcext:value-type="float">
            <text:p>91125</text:p>
          </table:table-cell>
          <table:table-cell table:formula="of:=CEILING(1.2*POWER([.A46];3)-15*[.A46]^2+100*[.A46]-140)" office:value-type="float" office:value="83335" calcext:value-type="float">
            <text:p>83335</text:p>
          </table:table-cell>
          <table:table-cell table:formula="of:=CEILING(1.25*[.A46]^3)" office:value-type="float" office:value="113907" calcext:value-type="float">
            <text:p>113907</text:p>
          </table:table-cell>
          <table:table-cell table:formula="of:=CEILING([.A46]^3*((100-[.A46])/50))" office:value-type="float" office:value="100238" calcext:value-type="float">
            <text:p>100238</text:p>
          </table:table-cell>
          <table:table-cell table:formula="of:=CEILING([.A46]^3*(32+[.A46]/2)/50)" office:value-type="float" office:value="99327" calcext:value-type="float">
            <text:p>9932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CEILING(0.8*POWER([.A47];3))" office:value-type="float" office:value="77869" calcext:value-type="float">
            <text:p>77869</text:p>
          </table:table-cell>
          <table:table-cell table:formula="of:=POWER([.A47];3)" office:value-type="float" office:value="97336" calcext:value-type="float">
            <text:p>97336</text:p>
          </table:table-cell>
          <table:table-cell table:formula="of:=CEILING(1.2*POWER([.A47];3)-15*[.A47]^2+100*[.A47]-140)" office:value-type="float" office:value="89524" calcext:value-type="float">
            <text:p>89524</text:p>
          </table:table-cell>
          <table:table-cell table:formula="of:=CEILING(1.25*[.A47]^3)" office:value-type="float" office:value="121670" calcext:value-type="float">
            <text:p>121670</text:p>
          </table:table-cell>
          <table:table-cell table:formula="of:=CEILING([.A47]^3*((100-[.A47])/50))" office:value-type="float" office:value="105123" calcext:value-type="float">
            <text:p>105123</text:p>
          </table:table-cell>
          <table:table-cell table:formula="of:=CEILING([.A47]^3*(32+[.A47]/2)/50)" office:value-type="float" office:value="107070" calcext:value-type="float">
            <text:p>10707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CEILING(0.8*POWER([.A48];3))" office:value-type="float" office:value="83059" calcext:value-type="float">
            <text:p>83059</text:p>
          </table:table-cell>
          <table:table-cell table:formula="of:=POWER([.A48];3)" office:value-type="float" office:value="103823" calcext:value-type="float">
            <text:p>103823</text:p>
          </table:table-cell>
          <table:table-cell table:formula="of:=CEILING(1.2*POWER([.A48];3)-15*[.A48]^2+100*[.A48]-140)" office:value-type="float" office:value="96013" calcext:value-type="float">
            <text:p>96013</text:p>
          </table:table-cell>
          <table:table-cell table:formula="of:=CEILING(1.25*[.A48]^3)" office:value-type="float" office:value="129779" calcext:value-type="float">
            <text:p>129779</text:p>
          </table:table-cell>
          <table:table-cell table:formula="of:=CEILING([.A48]^3*((100-[.A48])/50))" office:value-type="float" office:value="110053" calcext:value-type="float">
            <text:p>110053</text:p>
          </table:table-cell>
          <table:table-cell table:formula="of:=CEILING([.A48]^3*(32+[.A48]/2)/50)" office:value-type="float" office:value="115244" calcext:value-type="float">
            <text:p>11524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CEILING(0.8*POWER([.A49];3))" office:value-type="float" office:value="88474" calcext:value-type="float">
            <text:p>88474</text:p>
          </table:table-cell>
          <table:table-cell table:formula="of:=POWER([.A49];3)" office:value-type="float" office:value="110592" calcext:value-type="float">
            <text:p>110592</text:p>
          </table:table-cell>
          <table:table-cell table:formula="of:=CEILING(1.2*POWER([.A49];3)-15*[.A49]^2+100*[.A49]-140)" office:value-type="float" office:value="102811" calcext:value-type="float">
            <text:p>102811</text:p>
          </table:table-cell>
          <table:table-cell table:formula="of:=CEILING(1.25*[.A49]^3)" office:value-type="float" office:value="138240" calcext:value-type="float">
            <text:p>138240</text:p>
          </table:table-cell>
          <table:table-cell table:formula="of:=CEILING([.A49]^3*((100-[.A49])/50))" office:value-type="float" office:value="115016" calcext:value-type="float">
            <text:p>115016</text:p>
          </table:table-cell>
          <table:table-cell table:formula="of:=CEILING([.A49]^3*(32+[.A49]/2)/50)" office:value-type="float" office:value="123864" calcext:value-type="float">
            <text:p>12386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CEILING(0.8*POWER([.A50];3))" office:value-type="float" office:value="94120" calcext:value-type="float">
            <text:p>94120</text:p>
          </table:table-cell>
          <table:table-cell table:formula="of:=POWER([.A50];3)" office:value-type="float" office:value="117649" calcext:value-type="float">
            <text:p>117649</text:p>
          </table:table-cell>
          <table:table-cell table:formula="of:=CEILING(1.2*POWER([.A50];3)-15*[.A50]^2+100*[.A50]-140)" office:value-type="float" office:value="109924" calcext:value-type="float">
            <text:p>109924</text:p>
          </table:table-cell>
          <table:table-cell table:formula="of:=CEILING(1.25*[.A50]^3)" office:value-type="float" office:value="147062" calcext:value-type="float">
            <text:p>147062</text:p>
          </table:table-cell>
          <table:table-cell table:formula="of:=CEILING([.A50]^3*((100-[.A50])/50))" office:value-type="float" office:value="120002" calcext:value-type="float">
            <text:p>120002</text:p>
          </table:table-cell>
          <table:table-cell table:formula="of:=CEILING([.A50]^3*(32+[.A50]/2)/50)" office:value-type="float" office:value="132944" calcext:value-type="float">
            <text:p>1329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CEILING(0.8*POWER([.A51];3))" office:value-type="float" office:value="100000" calcext:value-type="float">
            <text:p>100000</text:p>
          </table:table-cell>
          <table:table-cell table:formula="of:=POWER([.A51];3)" office:value-type="float" office:value="125000" calcext:value-type="float">
            <text:p>125000</text:p>
          </table:table-cell>
          <table:table-cell table:formula="of:=CEILING(1.2*POWER([.A51];3)-15*[.A51]^2+100*[.A51]-140)" office:value-type="float" office:value="117360" calcext:value-type="float">
            <text:p>117360</text:p>
          </table:table-cell>
          <table:table-cell table:formula="of:=CEILING(1.25*[.A51]^3)" office:value-type="float" office:value="156250" calcext:value-type="float">
            <text:p>156250</text:p>
          </table:table-cell>
          <table:table-cell table:formula="of:=CEILING([.A51]^3*((100-[.A51])/50))" office:value-type="float" office:value="125000" calcext:value-type="float">
            <text:p>125000</text:p>
          </table:table-cell>
          <table:table-cell table:formula="of:=CEILING([.A51]^3*(32+[.A51]/2)/50)" office:value-type="float" office:value="142500" calcext:value-type="float">
            <text:p>1425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CEILING(0.8*POWER([.A52];3))" office:value-type="float" office:value="106121" calcext:value-type="float">
            <text:p>106121</text:p>
          </table:table-cell>
          <table:table-cell table:formula="of:=POWER([.A52];3)" office:value-type="float" office:value="132651" calcext:value-type="float">
            <text:p>132651</text:p>
          </table:table-cell>
          <table:table-cell table:formula="of:=CEILING(1.2*POWER([.A52];3)-15*[.A52]^2+100*[.A52]-140)" office:value-type="float" office:value="125127" calcext:value-type="float">
            <text:p>125127</text:p>
          </table:table-cell>
          <table:table-cell table:formula="of:=CEILING(1.25*[.A52]^3)" office:value-type="float" office:value="165814" calcext:value-type="float">
            <text:p>165814</text:p>
          </table:table-cell>
          <table:table-cell table:formula="of:=CEILING([.A52]^3*((150-[.A52])/100))" office:value-type="float" office:value="131325" calcext:value-type="float">
            <text:p>131325</text:p>
          </table:table-cell>
          <table:table-cell table:formula="of:=CEILING([.A52]^3*(32+[.A52]/2)/50)" office:value-type="float" office:value="152549" calcext:value-type="float">
            <text:p>15254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CEILING(0.8*POWER([.A53];3))" office:value-type="float" office:value="112487" calcext:value-type="float">
            <text:p>112487</text:p>
          </table:table-cell>
          <table:table-cell table:formula="of:=POWER([.A53];3)" office:value-type="float" office:value="140608" calcext:value-type="float">
            <text:p>140608</text:p>
          </table:table-cell>
          <table:table-cell table:formula="of:=CEILING(1.2*POWER([.A53];3)-15*[.A53]^2+100*[.A53]-140)" office:value-type="float" office:value="133230" calcext:value-type="float">
            <text:p>133230</text:p>
          </table:table-cell>
          <table:table-cell table:formula="of:=CEILING(1.25*[.A53]^3)" office:value-type="float" office:value="175760" calcext:value-type="float">
            <text:p>175760</text:p>
          </table:table-cell>
          <table:table-cell table:formula="of:=CEILING([.A53]^3*((150-[.A53])/100))" office:value-type="float" office:value="137796" calcext:value-type="float">
            <text:p>137796</text:p>
          </table:table-cell>
          <table:table-cell table:formula="of:=CEILING([.A53]^3*(32+[.A53]/2)/50)" office:value-type="float" office:value="163106" calcext:value-type="float">
            <text:p>1631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CEILING(0.8*POWER([.A54];3))" office:value-type="float" office:value="119102" calcext:value-type="float">
            <text:p>119102</text:p>
          </table:table-cell>
          <table:table-cell table:formula="of:=POWER([.A54];3)" office:value-type="float" office:value="148877" calcext:value-type="float">
            <text:p>148877</text:p>
          </table:table-cell>
          <table:table-cell table:formula="of:=CEILING(1.2*POWER([.A54];3)-15*[.A54]^2+100*[.A54]-140)" office:value-type="float" office:value="141678" calcext:value-type="float">
            <text:p>141678</text:p>
          </table:table-cell>
          <table:table-cell table:formula="of:=CEILING(1.25*[.A54]^3)" office:value-type="float" office:value="186097" calcext:value-type="float">
            <text:p>186097</text:p>
          </table:table-cell>
          <table:table-cell table:formula="of:=CEILING([.A54]^3*((150-[.A54])/100))" office:value-type="float" office:value="144411" calcext:value-type="float">
            <text:p>144411</text:p>
          </table:table-cell>
          <table:table-cell table:formula="of:=CEILING([.A54]^3*(32+[.A54]/2)/50)" office:value-type="float" office:value="174187" calcext:value-type="float">
            <text:p>17418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CEILING(0.8*POWER([.A55];3))" office:value-type="float" office:value="125972" calcext:value-type="float">
            <text:p>125972</text:p>
          </table:table-cell>
          <table:table-cell table:formula="of:=POWER([.A55];3)" office:value-type="float" office:value="157464" calcext:value-type="float">
            <text:p>157464</text:p>
          </table:table-cell>
          <table:table-cell table:formula="of:=CEILING(1.2*POWER([.A55];3)-15*[.A55]^2+100*[.A55]-140)" office:value-type="float" office:value="150477" calcext:value-type="float">
            <text:p>150477</text:p>
          </table:table-cell>
          <table:table-cell table:formula="of:=CEILING(1.25*[.A55]^3)" office:value-type="float" office:value="196830" calcext:value-type="float">
            <text:p>196830</text:p>
          </table:table-cell>
          <table:table-cell table:formula="of:=CEILING([.A55]^3*((150-[.A55])/100))" office:value-type="float" office:value="151166" calcext:value-type="float">
            <text:p>151166</text:p>
          </table:table-cell>
          <table:table-cell table:formula="of:=CEILING([.A55]^3*(32+[.A55]/2)/50)" office:value-type="float" office:value="185808" calcext:value-type="float">
            <text:p>18580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CEILING(0.8*POWER([.A56];3))" office:value-type="float" office:value="133100" calcext:value-type="float">
            <text:p>133100</text:p>
          </table:table-cell>
          <table:table-cell table:formula="of:=POWER([.A56];3)" office:value-type="float" office:value="166375" calcext:value-type="float">
            <text:p>166375</text:p>
          </table:table-cell>
          <table:table-cell table:formula="of:=CEILING(1.2*POWER([.A56];3)-15*[.A56]^2+100*[.A56]-140)" office:value-type="float" office:value="159635" calcext:value-type="float">
            <text:p>159635</text:p>
          </table:table-cell>
          <table:table-cell table:formula="of:=CEILING(1.25*[.A56]^3)" office:value-type="float" office:value="207969" calcext:value-type="float">
            <text:p>207969</text:p>
          </table:table-cell>
          <table:table-cell table:formula="of:=CEILING([.A56]^3*((150-[.A56])/100))" office:value-type="float" office:value="158057" calcext:value-type="float">
            <text:p>158057</text:p>
          </table:table-cell>
          <table:table-cell table:formula="of:=CEILING([.A56]^3*(32+[.A56]/2)/50)" office:value-type="float" office:value="197987" calcext:value-type="float">
            <text:p>19798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CEILING(0.8*POWER([.A57];3))" office:value-type="float" office:value="140493" calcext:value-type="float">
            <text:p>140493</text:p>
          </table:table-cell>
          <table:table-cell table:formula="of:=POWER([.A57];3)" office:value-type="float" office:value="175616" calcext:value-type="float">
            <text:p>175616</text:p>
          </table:table-cell>
          <table:table-cell table:formula="of:=CEILING(1.2*POWER([.A57];3)-15*[.A57]^2+100*[.A57]-140)" office:value-type="float" office:value="169160" calcext:value-type="float">
            <text:p>169160</text:p>
          </table:table-cell>
          <table:table-cell table:formula="of:=CEILING(1.25*[.A57]^3)" office:value-type="float" office:value="219520" calcext:value-type="float">
            <text:p>219520</text:p>
          </table:table-cell>
          <table:table-cell table:formula="of:=CEILING([.A57]^3*((150-[.A57])/100))" office:value-type="float" office:value="165080" calcext:value-type="float">
            <text:p>165080</text:p>
          </table:table-cell>
          <table:table-cell table:formula="of:=CEILING([.A57]^3*(32+[.A57]/2)/50)" office:value-type="float" office:value="210740" calcext:value-type="float">
            <text:p>21074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CEILING(0.8*POWER([.A58];3))" office:value-type="float" office:value="148155" calcext:value-type="float">
            <text:p>148155</text:p>
          </table:table-cell>
          <table:table-cell table:formula="of:=POWER([.A58];3)" office:value-type="float" office:value="185193" calcext:value-type="float">
            <text:p>185193</text:p>
          </table:table-cell>
          <table:table-cell table:formula="of:=CEILING(1.2*POWER([.A58];3)-15*[.A58]^2+100*[.A58]-140)" office:value-type="float" office:value="179057" calcext:value-type="float">
            <text:p>179057</text:p>
          </table:table-cell>
          <table:table-cell table:formula="of:=CEILING(1.25*[.A58]^3)" office:value-type="float" office:value="231492" calcext:value-type="float">
            <text:p>231492</text:p>
          </table:table-cell>
          <table:table-cell table:formula="of:=CEILING([.A58]^3*((150-[.A58])/100))" office:value-type="float" office:value="172230" calcext:value-type="float">
            <text:p>172230</text:p>
          </table:table-cell>
          <table:table-cell table:formula="of:=CEILING([.A58]^3*(32+[.A58]/2)/50)" office:value-type="float" office:value="224084" calcext:value-type="float">
            <text:p>22408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CEILING(0.8*POWER([.A59];3))" office:value-type="float" office:value="156090" calcext:value-type="float">
            <text:p>156090</text:p>
          </table:table-cell>
          <table:table-cell table:formula="of:=POWER([.A59];3)" office:value-type="float" office:value="195112" calcext:value-type="float">
            <text:p>195112</text:p>
          </table:table-cell>
          <table:table-cell table:formula="of:=CEILING(1.2*POWER([.A59];3)-15*[.A59]^2+100*[.A59]-140)" office:value-type="float" office:value="189335" calcext:value-type="float">
            <text:p>189335</text:p>
          </table:table-cell>
          <table:table-cell table:formula="of:=CEILING(1.25*[.A59]^3)" office:value-type="float" office:value="243890" calcext:value-type="float">
            <text:p>243890</text:p>
          </table:table-cell>
          <table:table-cell table:formula="of:=CEILING([.A59]^3*((150-[.A59])/100))" office:value-type="float" office:value="179504" calcext:value-type="float">
            <text:p>179504</text:p>
          </table:table-cell>
          <table:table-cell table:formula="of:=CEILING([.A59]^3*(32+[.A59]/2)/50)" office:value-type="float" office:value="238037" calcext:value-type="float">
            <text:p>23803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CEILING(0.8*POWER([.A60];3))" office:value-type="float" office:value="164304" calcext:value-type="float">
            <text:p>164304</text:p>
          </table:table-cell>
          <table:table-cell table:formula="of:=POWER([.A60];3)" office:value-type="float" office:value="205379" calcext:value-type="float">
            <text:p>205379</text:p>
          </table:table-cell>
          <table:table-cell table:formula="of:=CEILING(1.2*POWER([.A60];3)-15*[.A60]^2+100*[.A60]-140)" office:value-type="float" office:value="200000" calcext:value-type="float">
            <text:p>200000</text:p>
          </table:table-cell>
          <table:table-cell table:formula="of:=CEILING(1.25*[.A60]^3)" office:value-type="float" office:value="256724" calcext:value-type="float">
            <text:p>256724</text:p>
          </table:table-cell>
          <table:table-cell table:formula="of:=CEILING([.A60]^3*((150-[.A60])/100))" office:value-type="float" office:value="186895" calcext:value-type="float">
            <text:p>186895</text:p>
          </table:table-cell>
          <table:table-cell table:formula="of:=CEILING([.A60]^3*(32+[.A60]/2)/50)" office:value-type="float" office:value="252617" calcext:value-type="float">
            <text:p>2526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CEILING(0.8*POWER([.A61];3))" office:value-type="float" office:value="172800" calcext:value-type="float">
            <text:p>172800</text:p>
          </table:table-cell>
          <table:table-cell table:formula="of:=POWER([.A61];3)" office:value-type="float" office:value="216000" calcext:value-type="float">
            <text:p>216000</text:p>
          </table:table-cell>
          <table:table-cell table:formula="of:=CEILING(1.2*POWER([.A61];3)-15*[.A61]^2+100*[.A61]-140)" office:value-type="float" office:value="211060" calcext:value-type="float">
            <text:p>211060</text:p>
          </table:table-cell>
          <table:table-cell table:formula="of:=CEILING(1.25*[.A61]^3)" office:value-type="float" office:value="270000" calcext:value-type="float">
            <text:p>270000</text:p>
          </table:table-cell>
          <table:table-cell table:formula="of:=CEILING([.A61]^3*((150-[.A61])/100))" office:value-type="float" office:value="194400" calcext:value-type="float">
            <text:p>194400</text:p>
          </table:table-cell>
          <table:table-cell table:formula="of:=CEILING([.A61]^3*(32+[.A61]/2)/50)" office:value-type="float" office:value="267840" calcext:value-type="float">
            <text:p>26784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CEILING(0.8*POWER([.A62];3))" office:value-type="float" office:value="181585" calcext:value-type="float">
            <text:p>181585</text:p>
          </table:table-cell>
          <table:table-cell table:formula="of:=POWER([.A62];3)" office:value-type="float" office:value="226981" calcext:value-type="float">
            <text:p>226981</text:p>
          </table:table-cell>
          <table:table-cell table:formula="of:=CEILING(1.2*POWER([.A62];3)-15*[.A62]^2+100*[.A62]-140)" office:value-type="float" office:value="222523" calcext:value-type="float">
            <text:p>222523</text:p>
          </table:table-cell>
          <table:table-cell table:formula="of:=CEILING(1.25*[.A62]^3)" office:value-type="float" office:value="283727" calcext:value-type="float">
            <text:p>283727</text:p>
          </table:table-cell>
          <table:table-cell table:formula="of:=CEILING([.A62]^3*((150-[.A62])/100))" office:value-type="float" office:value="202014" calcext:value-type="float">
            <text:p>202014</text:p>
          </table:table-cell>
          <table:table-cell table:formula="of:=CEILING([.A62]^3*(32+[.A62]/2)/50)" office:value-type="float" office:value="283727" calcext:value-type="float">
            <text:p>28372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CEILING(0.8*POWER([.A63];3))" office:value-type="float" office:value="190663" calcext:value-type="float">
            <text:p>190663</text:p>
          </table:table-cell>
          <table:table-cell table:formula="of:=POWER([.A63];3)" office:value-type="float" office:value="238328" calcext:value-type="float">
            <text:p>238328</text:p>
          </table:table-cell>
          <table:table-cell table:formula="of:=CEILING(1.2*POWER([.A63];3)-15*[.A63]^2+100*[.A63]-140)" office:value-type="float" office:value="234394" calcext:value-type="float">
            <text:p>234394</text:p>
          </table:table-cell>
          <table:table-cell table:formula="of:=CEILING(1.25*[.A63]^3)" office:value-type="float" office:value="297910" calcext:value-type="float">
            <text:p>297910</text:p>
          </table:table-cell>
          <table:table-cell table:formula="of:=CEILING([.A63]^3*((150-[.A63])/100))" office:value-type="float" office:value="209729" calcext:value-type="float">
            <text:p>209729</text:p>
          </table:table-cell>
          <table:table-cell table:formula="of:=CEILING([.A63]^3*(32+[.A63]/2)/50)" office:value-type="float" office:value="300294" calcext:value-type="float">
            <text:p>30029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CEILING(0.8*POWER([.A64];3))" office:value-type="float" office:value="200038" calcext:value-type="float">
            <text:p>200038</text:p>
          </table:table-cell>
          <table:table-cell table:formula="of:=POWER([.A64];3)" office:value-type="float" office:value="250047" calcext:value-type="float">
            <text:p>250047</text:p>
          </table:table-cell>
          <table:table-cell table:formula="of:=CEILING(1.2*POWER([.A64];3)-15*[.A64]^2+100*[.A64]-140)" office:value-type="float" office:value="246682" calcext:value-type="float">
            <text:p>246682</text:p>
          </table:table-cell>
          <table:table-cell table:formula="of:=CEILING(1.25*[.A64]^3)" office:value-type="float" office:value="312559" calcext:value-type="float">
            <text:p>312559</text:p>
          </table:table-cell>
          <table:table-cell table:formula="of:=CEILING([.A64]^3*((150-[.A64])/100))" office:value-type="float" office:value="217541" calcext:value-type="float">
            <text:p>217541</text:p>
          </table:table-cell>
          <table:table-cell table:formula="of:=CEILING([.A64]^3*(32+[.A64]/2)/50)" office:value-type="float" office:value="317560" calcext:value-type="float">
            <text:p>31756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CEILING(0.8*POWER([.A65];3))" office:value-type="float" office:value="209716" calcext:value-type="float">
            <text:p>209716</text:p>
          </table:table-cell>
          <table:table-cell table:formula="of:=POWER([.A65];3)" office:value-type="float" office:value="262144" calcext:value-type="float">
            <text:p>262144</text:p>
          </table:table-cell>
          <table:table-cell table:formula="of:=CEILING(1.2*POWER([.A65];3)-15*[.A65]^2+100*[.A65]-140)" office:value-type="float" office:value="259393" calcext:value-type="float">
            <text:p>259393</text:p>
          </table:table-cell>
          <table:table-cell table:formula="of:=CEILING(1.25*[.A65]^3)" office:value-type="float" office:value="327680" calcext:value-type="float">
            <text:p>327680</text:p>
          </table:table-cell>
          <table:table-cell table:formula="of:=CEILING([.A65]^3*((150-[.A65])/100))" office:value-type="float" office:value="225444" calcext:value-type="float">
            <text:p>225444</text:p>
          </table:table-cell>
          <table:table-cell table:formula="of:=CEILING([.A65]^3*(32+[.A65]/2)/50)" office:value-type="float" office:value="335545" calcext:value-type="float">
            <text:p>33554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CEILING(0.8*POWER([.A66];3))" office:value-type="float" office:value="219700" calcext:value-type="float">
            <text:p>219700</text:p>
          </table:table-cell>
          <table:table-cell table:formula="of:=POWER([.A66];3)" office:value-type="float" office:value="274625" calcext:value-type="float">
            <text:p>274625</text:p>
          </table:table-cell>
          <table:table-cell table:formula="of:=CEILING(1.2*POWER([.A66];3)-15*[.A66]^2+100*[.A66]-140)" office:value-type="float" office:value="272535" calcext:value-type="float">
            <text:p>272535</text:p>
          </table:table-cell>
          <table:table-cell table:formula="of:=CEILING(1.25*[.A66]^3)" office:value-type="float" office:value="343282" calcext:value-type="float">
            <text:p>343282</text:p>
          </table:table-cell>
          <table:table-cell table:formula="of:=CEILING([.A66]^3*((150-[.A66])/100))" office:value-type="float" office:value="233432" calcext:value-type="float">
            <text:p>233432</text:p>
          </table:table-cell>
          <table:table-cell table:formula="of:=CEILING([.A66]^3*(32+[.A66]/2)/50)" office:value-type="float" office:value="354267" calcext:value-type="float">
            <text:p>35426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CEILING(0.8*POWER([.A67];3))" office:value-type="float" office:value="229997" calcext:value-type="float">
            <text:p>229997</text:p>
          </table:table-cell>
          <table:table-cell table:formula="of:=POWER([.A67];3)" office:value-type="float" office:value="287496" calcext:value-type="float">
            <text:p>287496</text:p>
          </table:table-cell>
          <table:table-cell table:formula="of:=CEILING(1.2*POWER([.A67];3)-15*[.A67]^2+100*[.A67]-140)" office:value-type="float" office:value="286116" calcext:value-type="float">
            <text:p>286116</text:p>
          </table:table-cell>
          <table:table-cell table:formula="of:=CEILING(1.25*[.A67]^3)" office:value-type="float" office:value="359370" calcext:value-type="float">
            <text:p>359370</text:p>
          </table:table-cell>
          <table:table-cell table:formula="of:=CEILING([.A67]^3*((150-[.A67])/100))" office:value-type="float" office:value="241497" calcext:value-type="float">
            <text:p>241497</text:p>
          </table:table-cell>
          <table:table-cell table:formula="of:=CEILING([.A67]^3*(32+[.A67]/2)/50)" office:value-type="float" office:value="373745" calcext:value-type="float">
            <text:p>37374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CEILING(0.8*POWER([.A68];3))" office:value-type="float" office:value="240611" calcext:value-type="float">
            <text:p>240611</text:p>
          </table:table-cell>
          <table:table-cell table:formula="of:=POWER([.A68];3)" office:value-type="float" office:value="300763" calcext:value-type="float">
            <text:p>300763</text:p>
          </table:table-cell>
          <table:table-cell table:formula="of:=CEILING(1.2*POWER([.A68];3)-15*[.A68]^2+100*[.A68]-140)" office:value-type="float" office:value="300141" calcext:value-type="float">
            <text:p>300141</text:p>
          </table:table-cell>
          <table:table-cell table:formula="of:=CEILING(1.25*[.A68]^3)" office:value-type="float" office:value="375954" calcext:value-type="float">
            <text:p>375954</text:p>
          </table:table-cell>
          <table:table-cell table:formula="of:=CEILING([.A68]^3*((150-[.A68])/100))" office:value-type="float" office:value="249634" calcext:value-type="float">
            <text:p>249634</text:p>
          </table:table-cell>
          <table:table-cell table:formula="of:=CEILING([.A68]^3*(32+[.A68]/2)/50)" office:value-type="float" office:value="394000" calcext:value-type="float">
            <text:p>3940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CEILING(0.8*POWER([.A69];3))" office:value-type="float" office:value="251546" calcext:value-type="float">
            <text:p>251546</text:p>
          </table:table-cell>
          <table:table-cell table:formula="of:=POWER([.A69];3)" office:value-type="float" office:value="314432" calcext:value-type="float">
            <text:p>314432</text:p>
          </table:table-cell>
          <table:table-cell table:formula="of:=CEILING(1.2*POWER([.A69];3)-15*[.A69]^2+100*[.A69]-140)" office:value-type="float" office:value="314619" calcext:value-type="float">
            <text:p>314619</text:p>
          </table:table-cell>
          <table:table-cell table:formula="of:=CEILING(1.25*[.A69]^3)" office:value-type="float" office:value="393040" calcext:value-type="float">
            <text:p>393040</text:p>
          </table:table-cell>
          <table:table-cell table:formula="of:=CEILING([.A69]^3*((150-[.A69])/100))" office:value-type="float" office:value="257835" calcext:value-type="float">
            <text:p>257835</text:p>
          </table:table-cell>
          <table:table-cell table:formula="of:=CEILING([.A69]^3*(32+[.A69]/2)/50)" office:value-type="float" office:value="415051" calcext:value-type="float">
            <text:p>41505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CEILING(0.8*POWER([.A70];3))" office:value-type="float" office:value="262808" calcext:value-type="float">
            <text:p>262808</text:p>
          </table:table-cell>
          <table:table-cell table:formula="of:=POWER([.A70];3)" office:value-type="float" office:value="328509" calcext:value-type="float">
            <text:p>328509</text:p>
          </table:table-cell>
          <table:table-cell table:formula="of:=CEILING(1.2*POWER([.A70];3)-15*[.A70]^2+100*[.A70]-140)" office:value-type="float" office:value="329556" calcext:value-type="float">
            <text:p>329556</text:p>
          </table:table-cell>
          <table:table-cell table:formula="of:=CEILING(1.25*[.A70]^3)" office:value-type="float" office:value="410637" calcext:value-type="float">
            <text:p>410637</text:p>
          </table:table-cell>
          <table:table-cell table:formula="of:=CEILING([.A70]^3*(1.274-(0.02*[.A70]/3)-COM.MICROSOFT.SWITCH(MOD([.A70]; 3); 0; 0; 1; 0.08; 2; 0.014)))" office:value-type="float" office:value="267407" calcext:value-type="float">
            <text:p>267407</text:p>
          </table:table-cell>
          <table:table-cell table:formula="of:=CEILING([.A70]^3*(32+[.A70]/2)/50)" office:value-type="float" office:value="436917" calcext:value-type="float">
            <text:p>43691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CEILING(0.8*POWER([.A71];3))" office:value-type="float" office:value="274400" calcext:value-type="float">
            <text:p>274400</text:p>
          </table:table-cell>
          <table:table-cell table:formula="of:=POWER([.A71];3)" office:value-type="float" office:value="343000" calcext:value-type="float">
            <text:p>343000</text:p>
          </table:table-cell>
          <table:table-cell table:formula="of:=CEILING(1.2*POWER([.A71];3)-15*[.A71]^2+100*[.A71]-140)" office:value-type="float" office:value="344960" calcext:value-type="float">
            <text:p>344960</text:p>
          </table:table-cell>
          <table:table-cell table:formula="of:=CEILING(1.25*[.A71]^3)" office:value-type="float" office:value="428750" calcext:value-type="float">
            <text:p>428750</text:p>
          </table:table-cell>
          <table:table-cell table:formula="of:=CEILING([.A71]^3*(1.274-(0.02*[.A71]/3)-COM.MICROSOFT.SWITCH(MOD([.A71]; 3); 0; 0; 1; 0.08; 2; 0.014)))" office:value-type="float" office:value="249476" calcext:value-type="float">
            <text:p>249476</text:p>
          </table:table-cell>
          <table:table-cell table:formula="of:=CEILING([.A71]^3*(32+[.A71]/2)/50)" office:value-type="float" office:value="459620" calcext:value-type="float">
            <text:p>45962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CEILING(0.8*POWER([.A72];3))" office:value-type="float" office:value="286329" calcext:value-type="float">
            <text:p>286329</text:p>
          </table:table-cell>
          <table:table-cell table:formula="of:=POWER([.A72];3)" office:value-type="float" office:value="357911" calcext:value-type="float">
            <text:p>357911</text:p>
          </table:table-cell>
          <table:table-cell table:formula="of:=CEILING(1.2*POWER([.A72];3)-15*[.A72]^2+100*[.A72]-140)" office:value-type="float" office:value="360839" calcext:value-type="float">
            <text:p>360839</text:p>
          </table:table-cell>
          <table:table-cell table:formula="of:=CEILING(1.25*[.A72]^3)" office:value-type="float" office:value="447389" calcext:value-type="float">
            <text:p>447389</text:p>
          </table:table-cell>
          <table:table-cell table:formula="of:=CEILING([.A72]^3*(1.274-(0.02*[.A72]/3)-COM.MICROSOFT.SWITCH(MOD([.A72]; 3); 0; 0; 1; 0.08; 2; 0.014)))" office:value-type="float" office:value="281557" calcext:value-type="float">
            <text:p>281557</text:p>
          </table:table-cell>
          <table:table-cell table:formula="of:=CEILING([.A72]^3*(32+[.A72]/2)/50)" office:value-type="float" office:value="483180" calcext:value-type="float">
            <text:p>48318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CEILING(0.8*POWER([.A73];3))" office:value-type="float" office:value="298599" calcext:value-type="float">
            <text:p>298599</text:p>
          </table:table-cell>
          <table:table-cell table:formula="of:=POWER([.A73];3)" office:value-type="float" office:value="373248" calcext:value-type="float">
            <text:p>373248</text:p>
          </table:table-cell>
          <table:table-cell table:formula="of:=CEILING(1.2*POWER([.A73];3)-15*[.A73]^2+100*[.A73]-140)" office:value-type="float" office:value="377198" calcext:value-type="float">
            <text:p>377198</text:p>
          </table:table-cell>
          <table:table-cell table:formula="of:=CEILING(1.25*[.A73]^3)" office:value-type="float" office:value="466560" calcext:value-type="float">
            <text:p>466560</text:p>
          </table:table-cell>
          <table:table-cell table:formula="of:=CEILING([.A73]^3*(1.274-(0.02*[.A73]/3)-COM.MICROSOFT.SWITCH(MOD([.A73]; 3); 0; 0; 1; 0.08; 2; 0.014)))" office:value-type="float" office:value="296359" calcext:value-type="float">
            <text:p>296359</text:p>
          </table:table-cell>
          <table:table-cell table:formula="of:=CEILING([.A73]^3*(32+[.A73]/2)/50)" office:value-type="float" office:value="507618" calcext:value-type="float">
            <text:p>50761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CEILING(0.8*POWER([.A74];3))" office:value-type="float" office:value="311214" calcext:value-type="float">
            <text:p>311214</text:p>
          </table:table-cell>
          <table:table-cell table:formula="of:=POWER([.A74];3)" office:value-type="float" office:value="389017" calcext:value-type="float">
            <text:p>389017</text:p>
          </table:table-cell>
          <table:table-cell table:formula="of:=CEILING(1.2*POWER([.A74];3)-15*[.A74]^2+100*[.A74]-140)" office:value-type="float" office:value="394046" calcext:value-type="float">
            <text:p>394046</text:p>
          </table:table-cell>
          <table:table-cell table:formula="of:=CEILING(1.25*[.A74]^3)" office:value-type="float" office:value="486272" calcext:value-type="float">
            <text:p>486272</text:p>
          </table:table-cell>
          <table:table-cell table:formula="of:=CEILING([.A74]^3*(1.274-(0.02*[.A74]/3)-COM.MICROSOFT.SWITCH(MOD([.A74]; 3); 0; 0; 1; 0.08; 2; 0.014)))" office:value-type="float" office:value="275165" calcext:value-type="float">
            <text:p>275165</text:p>
          </table:table-cell>
          <table:table-cell table:formula="of:=CEILING([.A74]^3*(32+[.A74]/2)/50)" office:value-type="float" office:value="532954" calcext:value-type="float">
            <text:p>53295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CEILING(0.8*POWER([.A75];3))" office:value-type="float" office:value="324180" calcext:value-type="float">
            <text:p>324180</text:p>
          </table:table-cell>
          <table:table-cell table:formula="of:=POWER([.A75];3)" office:value-type="float" office:value="405224" calcext:value-type="float">
            <text:p>405224</text:p>
          </table:table-cell>
          <table:table-cell table:formula="of:=CEILING(1.2*POWER([.A75];3)-15*[.A75]^2+100*[.A75]-140)" office:value-type="float" office:value="411389" calcext:value-type="float">
            <text:p>411389</text:p>
          </table:table-cell>
          <table:table-cell table:formula="of:=CEILING(1.25*[.A75]^3)" office:value-type="float" office:value="506530" calcext:value-type="float">
            <text:p>506530</text:p>
          </table:table-cell>
          <table:table-cell table:formula="of:=CEILING([.A75]^3*(1.274-(0.02*[.A75]/3)-COM.MICROSOFT.SWITCH(MOD([.A75]; 3); 0; 0; 1; 0.08; 2; 0.014)))" office:value-type="float" office:value="310672" calcext:value-type="float">
            <text:p>310672</text:p>
          </table:table-cell>
          <table:table-cell table:formula="of:=CEILING([.A75]^3*(32+[.A75]/2)/50)" office:value-type="float" office:value="559210" calcext:value-type="float">
            <text:p>55921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CEILING(0.8*POWER([.A76];3))" office:value-type="float" office:value="337500" calcext:value-type="float">
            <text:p>337500</text:p>
          </table:table-cell>
          <table:table-cell table:formula="of:=POWER([.A76];3)" office:value-type="float" office:value="421875" calcext:value-type="float">
            <text:p>421875</text:p>
          </table:table-cell>
          <table:table-cell table:formula="of:=CEILING(1.2*POWER([.A76];3)-15*[.A76]^2+100*[.A76]-140)" office:value-type="float" office:value="429235" calcext:value-type="float">
            <text:p>429235</text:p>
          </table:table-cell>
          <table:table-cell table:formula="of:=CEILING(1.25*[.A76]^3)" office:value-type="float" office:value="527344" calcext:value-type="float">
            <text:p>527344</text:p>
          </table:table-cell>
          <table:table-cell table:formula="of:=CEILING([.A76]^3*(1.274-(0.02*[.A76]/3)-COM.MICROSOFT.SWITCH(MOD([.A76]; 3); 0; 0; 1; 0.08; 2; 0.014)))" office:value-type="float" office:value="326532" calcext:value-type="float">
            <text:p>326532</text:p>
          </table:table-cell>
          <table:table-cell table:formula="of:=CEILING([.A76]^3*(32+[.A76]/2)/50)" office:value-type="float" office:value="586407" calcext:value-type="float">
            <text:p>58640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CEILING(0.8*POWER([.A77];3))" office:value-type="float" office:value="351181" calcext:value-type="float">
            <text:p>351181</text:p>
          </table:table-cell>
          <table:table-cell table:formula="of:=POWER([.A77];3)" office:value-type="float" office:value="438976" calcext:value-type="float">
            <text:p>438976</text:p>
          </table:table-cell>
          <table:table-cell table:formula="of:=CEILING(1.2*POWER([.A77];3)-15*[.A77]^2+100*[.A77]-140)" office:value-type="float" office:value="447592" calcext:value-type="float">
            <text:p>447592</text:p>
          </table:table-cell>
          <table:table-cell table:formula="of:=CEILING(1.25*[.A77]^3)" office:value-type="float" office:value="548720" calcext:value-type="float">
            <text:p>548720</text:p>
          </table:table-cell>
          <table:table-cell table:formula="of:=CEILING([.A77]^3*(1.274-(0.02*[.A77]/3)-COM.MICROSOFT.SWITCH(MOD([.A77]; 3); 0; 0; 1; 0.08; 2; 0.014)))" office:value-type="float" office:value="301723" calcext:value-type="float">
            <text:p>301723</text:p>
          </table:table-cell>
          <table:table-cell table:formula="of:=CEILING([.A77]^3*(32+[.A77]/2)/50)" office:value-type="float" office:value="614567" calcext:value-type="float">
            <text:p>61456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CEILING(0.8*POWER([.A78];3))" office:value-type="float" office:value="365227" calcext:value-type="float">
            <text:p>365227</text:p>
          </table:table-cell>
          <table:table-cell table:formula="of:=POWER([.A78];3)" office:value-type="float" office:value="456533" calcext:value-type="float">
            <text:p>456533</text:p>
          </table:table-cell>
          <table:table-cell table:formula="of:=CEILING(1.2*POWER([.A78];3)-15*[.A78]^2+100*[.A78]-140)" office:value-type="float" office:value="466465" calcext:value-type="float">
            <text:p>466465</text:p>
          </table:table-cell>
          <table:table-cell table:formula="of:=CEILING(1.25*[.A78]^3)" office:value-type="float" office:value="570667" calcext:value-type="float">
            <text:p>570667</text:p>
          </table:table-cell>
          <table:table-cell table:formula="of:=CEILING([.A78]^3*(1.274-(0.02*[.A78]/3)-COM.MICROSOFT.SWITCH(MOD([.A78]; 3); 0; 0; 1; 0.08; 2; 0.014)))" office:value-type="float" office:value="340878" calcext:value-type="float">
            <text:p>340878</text:p>
          </table:table-cell>
          <table:table-cell table:formula="of:=CEILING([.A78]^3*(32+[.A78]/2)/50)" office:value-type="float" office:value="643712" calcext:value-type="float">
            <text:p>64371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CEILING(0.8*POWER([.A79];3))" office:value-type="float" office:value="379642" calcext:value-type="float">
            <text:p>379642</text:p>
          </table:table-cell>
          <table:table-cell table:formula="of:=POWER([.A79];3)" office:value-type="float" office:value="474552" calcext:value-type="float">
            <text:p>474552</text:p>
          </table:table-cell>
          <table:table-cell table:formula="of:=CEILING(1.2*POWER([.A79];3)-15*[.A79]^2+100*[.A79]-140)" office:value-type="float" office:value="485863" calcext:value-type="float">
            <text:p>485863</text:p>
          </table:table-cell>
          <table:table-cell table:formula="of:=CEILING(1.25*[.A79]^3)" office:value-type="float" office:value="593190" calcext:value-type="float">
            <text:p>593190</text:p>
          </table:table-cell>
          <table:table-cell table:formula="of:=CEILING([.A79]^3*(1.274-(0.02*[.A79]/3)-COM.MICROSOFT.SWITCH(MOD([.A79]; 3); 0; 0; 1; 0.08; 2; 0.014)))" office:value-type="float" office:value="357813" calcext:value-type="float">
            <text:p>357813</text:p>
          </table:table-cell>
          <table:table-cell table:formula="of:=CEILING([.A79]^3*(32+[.A79]/2)/50)" office:value-type="float" office:value="673864" calcext:value-type="float">
            <text:p>67386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CEILING(0.8*POWER([.A80];3))" office:value-type="float" office:value="394432" calcext:value-type="float">
            <text:p>394432</text:p>
          </table:table-cell>
          <table:table-cell table:formula="of:=POWER([.A80];3)" office:value-type="float" office:value="493039" calcext:value-type="float">
            <text:p>493039</text:p>
          </table:table-cell>
          <table:table-cell table:formula="of:=CEILING(1.2*POWER([.A80];3)-15*[.A80]^2+100*[.A80]-140)" office:value-type="float" office:value="505792" calcext:value-type="float">
            <text:p>505792</text:p>
          </table:table-cell>
          <table:table-cell table:formula="of:=CEILING(1.25*[.A80]^3)" office:value-type="float" office:value="616299" calcext:value-type="float">
            <text:p>616299</text:p>
          </table:table-cell>
          <table:table-cell table:formula="of:=CEILING([.A80]^3*(1.274-(0.02*[.A80]/3)-COM.MICROSOFT.SWITCH(MOD([.A80]; 3); 0; 0; 1; 0.08; 2; 0.014)))" office:value-type="float" office:value="329022" calcext:value-type="float">
            <text:p>329022</text:p>
          </table:table-cell>
          <table:table-cell table:formula="of:=CEILING([.A80]^3*(32+[.A80]/2)/50)" office:value-type="float" office:value="705046" calcext:value-type="float">
            <text:p>70504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CEILING(0.8*POWER([.A81];3))" office:value-type="float" office:value="409600" calcext:value-type="float">
            <text:p>409600</text:p>
          </table:table-cell>
          <table:table-cell table:formula="of:=POWER([.A81];3)" office:value-type="float" office:value="512000" calcext:value-type="float">
            <text:p>512000</text:p>
          </table:table-cell>
          <table:table-cell table:formula="of:=CEILING(1.2*POWER([.A81];3)-15*[.A81]^2+100*[.A81]-140)" office:value-type="float" office:value="526260" calcext:value-type="float">
            <text:p>526260</text:p>
          </table:table-cell>
          <table:table-cell table:formula="of:=CEILING(1.25*[.A81]^3)" office:value-type="float" office:value="640000" calcext:value-type="float">
            <text:p>640000</text:p>
          </table:table-cell>
          <table:table-cell table:formula="of:=CEILING([.A81]^3*(1.274-(0.02*[.A81]/3)-COM.MICROSOFT.SWITCH(MOD([.A81]; 3); 0; 0; 1; 0.08; 2; 0.014)))" office:value-type="float" office:value="372054" calcext:value-type="float">
            <text:p>372054</text:p>
          </table:table-cell>
          <table:table-cell table:formula="of:=CEILING([.A81]^3*(32+[.A81]/2)/50)" office:value-type="float" office:value="737280" calcext:value-type="float">
            <text:p>7372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CEILING(0.8*POWER([.A82];3))" office:value-type="float" office:value="425153" calcext:value-type="float">
            <text:p>425153</text:p>
          </table:table-cell>
          <table:table-cell table:formula="of:=POWER([.A82];3)" office:value-type="float" office:value="531441" calcext:value-type="float">
            <text:p>531441</text:p>
          </table:table-cell>
          <table:table-cell table:formula="of:=CEILING(1.2*POWER([.A82];3)-15*[.A82]^2+100*[.A82]-140)" office:value-type="float" office:value="547275" calcext:value-type="float">
            <text:p>547275</text:p>
          </table:table-cell>
          <table:table-cell table:formula="of:=CEILING(1.25*[.A82]^3)" office:value-type="float" office:value="664302" calcext:value-type="float">
            <text:p>664302</text:p>
          </table:table-cell>
          <table:table-cell table:formula="of:=CEILING([.A82]^3*(1.274-(0.02*[.A82]/3)-COM.MICROSOFT.SWITCH(MOD([.A82]; 3); 0; 0; 1; 0.08; 2; 0.014)))" office:value-type="float" office:value="390078" calcext:value-type="float">
            <text:p>390078</text:p>
          </table:table-cell>
          <table:table-cell table:formula="of:=CEILING([.A82]^3*(32+[.A82]/2)/50)" office:value-type="float" office:value="770590" calcext:value-type="float">
            <text:p>77059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CEILING(0.8*POWER([.A83];3))" office:value-type="float" office:value="441095" calcext:value-type="float">
            <text:p>441095</text:p>
          </table:table-cell>
          <table:table-cell table:formula="of:=POWER([.A83];3)" office:value-type="float" office:value="551368" calcext:value-type="float">
            <text:p>551368</text:p>
          </table:table-cell>
          <table:table-cell table:formula="of:=CEILING(1.2*POWER([.A83];3)-15*[.A83]^2+100*[.A83]-140)" office:value-type="float" office:value="568842" calcext:value-type="float">
            <text:p>568842</text:p>
          </table:table-cell>
          <table:table-cell table:formula="of:=CEILING(1.25*[.A83]^3)" office:value-type="float" office:value="689210" calcext:value-type="float">
            <text:p>689210</text:p>
          </table:table-cell>
          <table:table-cell table:formula="of:=CEILING([.A83]^3*(1.274-(0.02*[.A83]/3)-COM.MICROSOFT.SWITCH(MOD([.A83]; 3); 0; 0; 1; 0.08; 2; 0.014)))" office:value-type="float" office:value="356919" calcext:value-type="float">
            <text:p>356919</text:p>
          </table:table-cell>
          <table:table-cell table:formula="of:=CEILING([.A83]^3*(32+[.A83]/2)/50)" office:value-type="float" office:value="804998" calcext:value-type="float">
            <text:p>80499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CEILING(0.8*POWER([.A84];3))" office:value-type="float" office:value="457430" calcext:value-type="float">
            <text:p>457430</text:p>
          </table:table-cell>
          <table:table-cell table:formula="of:=POWER([.A84];3)" office:value-type="float" office:value="571787" calcext:value-type="float">
            <text:p>571787</text:p>
          </table:table-cell>
          <table:table-cell table:formula="of:=CEILING(1.2*POWER([.A84];3)-15*[.A84]^2+100*[.A84]-140)" office:value-type="float" office:value="590970" calcext:value-type="float">
            <text:p>590970</text:p>
          </table:table-cell>
          <table:table-cell table:formula="of:=CEILING(1.25*[.A84]^3)" office:value-type="float" office:value="714734" calcext:value-type="float">
            <text:p>714734</text:p>
          </table:table-cell>
          <table:table-cell table:formula="of:=CEILING([.A84]^3*(1.274-(0.02*[.A84]/3)-COM.MICROSOFT.SWITCH(MOD([.A84]; 3); 0; 0; 1; 0.08; 2; 0.014)))" office:value-type="float" office:value="404063" calcext:value-type="float">
            <text:p>404063</text:p>
          </table:table-cell>
          <table:table-cell table:formula="of:=CEILING([.A84]^3*(32+[.A84]/2)/50)" office:value-type="float" office:value="840527" calcext:value-type="float">
            <text:p>84052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CEILING(0.8*POWER([.A85];3))" office:value-type="float" office:value="474164" calcext:value-type="float">
            <text:p>474164</text:p>
          </table:table-cell>
          <table:table-cell table:formula="of:=POWER([.A85];3)" office:value-type="float" office:value="592704" calcext:value-type="float">
            <text:p>592704</text:p>
          </table:table-cell>
          <table:table-cell table:formula="of:=CEILING(1.2*POWER([.A85];3)-15*[.A85]^2+100*[.A85]-140)" office:value-type="float" office:value="613665" calcext:value-type="float">
            <text:p>613665</text:p>
          </table:table-cell>
          <table:table-cell table:formula="of:=CEILING(1.25*[.A85]^3)" office:value-type="float" office:value="740880" calcext:value-type="float">
            <text:p>740880</text:p>
          </table:table-cell>
          <table:table-cell table:formula="of:=CEILING([.A85]^3*(1.274-(0.02*[.A85]/3)-COM.MICROSOFT.SWITCH(MOD([.A85]; 3); 0; 0; 1; 0.08; 2; 0.014)))" office:value-type="float" office:value="423191" calcext:value-type="float">
            <text:p>423191</text:p>
          </table:table-cell>
          <table:table-cell table:formula="of:=CEILING([.A85]^3*(32+[.A85]/2)/50)" office:value-type="float" office:value="877202" calcext:value-type="float">
            <text:p>87720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CEILING(0.8*POWER([.A86];3))" office:value-type="float" office:value="491300" calcext:value-type="float">
            <text:p>491300</text:p>
          </table:table-cell>
          <table:table-cell table:formula="of:=POWER([.A86];3)" office:value-type="float" office:value="614125" calcext:value-type="float">
            <text:p>614125</text:p>
          </table:table-cell>
          <table:table-cell table:formula="of:=CEILING(1.2*POWER([.A86];3)-15*[.A86]^2+100*[.A86]-140)" office:value-type="float" office:value="636935" calcext:value-type="float">
            <text:p>636935</text:p>
          </table:table-cell>
          <table:table-cell table:formula="of:=CEILING(1.25*[.A86]^3)" office:value-type="float" office:value="767657" calcext:value-type="float">
            <text:p>767657</text:p>
          </table:table-cell>
          <table:table-cell table:formula="of:=CEILING([.A86]^3*(1.274-(0.02*[.A86]/3)-COM.MICROSOFT.SWITCH(MOD([.A86]; 3); 0; 0; 1; 0.08; 2; 0.014)))" office:value-type="float" office:value="385262" calcext:value-type="float">
            <text:p>385262</text:p>
          </table:table-cell>
          <table:table-cell table:formula="of:=CEILING([.A86]^3*(32+[.A86]/2)/50)" office:value-type="float" office:value="915047" calcext:value-type="float">
            <text:p>91504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CEILING(0.8*POWER([.A87];3))" office:value-type="float" office:value="508845" calcext:value-type="float">
            <text:p>508845</text:p>
          </table:table-cell>
          <table:table-cell table:formula="of:=POWER([.A87];3)" office:value-type="float" office:value="636056" calcext:value-type="float">
            <text:p>636056</text:p>
          </table:table-cell>
          <table:table-cell table:formula="of:=CEILING(1.2*POWER([.A87];3)-15*[.A87]^2+100*[.A87]-140)" office:value-type="float" office:value="660788" calcext:value-type="float">
            <text:p>660788</text:p>
          </table:table-cell>
          <table:table-cell table:formula="of:=CEILING(1.25*[.A87]^3)" office:value-type="float" office:value="795070" calcext:value-type="float">
            <text:p>795070</text:p>
          </table:table-cell>
          <table:table-cell table:formula="of:=CEILING([.A87]^3*(1.274-(0.02*[.A87]/3)-COM.MICROSOFT.SWITCH(MOD([.A87]; 3); 0; 0; 1; 0.08; 2; 0.014)))" office:value-type="float" office:value="436759" calcext:value-type="float">
            <text:p>436759</text:p>
          </table:table-cell>
          <table:table-cell table:formula="of:=CEILING([.A87]^3*(32+[.A87]/2)/50)" office:value-type="float" office:value="954084" calcext:value-type="float">
            <text:p>95408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CEILING(0.8*POWER([.A88];3))" office:value-type="float" office:value="526803" calcext:value-type="float">
            <text:p>526803</text:p>
          </table:table-cell>
          <table:table-cell table:formula="of:=POWER([.A88];3)" office:value-type="float" office:value="658503" calcext:value-type="float">
            <text:p>658503</text:p>
          </table:table-cell>
          <table:table-cell table:formula="of:=CEILING(1.2*POWER([.A88];3)-15*[.A88]^2+100*[.A88]-140)" office:value-type="float" office:value="685229" calcext:value-type="float">
            <text:p>685229</text:p>
          </table:table-cell>
          <table:table-cell table:formula="of:=CEILING(1.25*[.A88]^3)" office:value-type="float" office:value="823129" calcext:value-type="float">
            <text:p>823129</text:p>
          </table:table-cell>
          <table:table-cell table:formula="of:=CEILING([.A88]^3*(1.274-(0.02*[.A88]/3)-COM.MICROSOFT.SWITCH(MOD([.A88]; 3); 0; 0; 1; 0.08; 2; 0.014)))" office:value-type="float" office:value="457002" calcext:value-type="float">
            <text:p>457002</text:p>
          </table:table-cell>
          <table:table-cell table:formula="of:=CEILING([.A88]^3*(32+[.A88]/2)/50)" office:value-type="float" office:value="994340" calcext:value-type="float">
            <text:p>99434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CEILING(0.8*POWER([.A89];3))" office:value-type="float" office:value="545178" calcext:value-type="float">
            <text:p>545178</text:p>
          </table:table-cell>
          <table:table-cell table:formula="of:=POWER([.A89];3)" office:value-type="float" office:value="681472" calcext:value-type="float">
            <text:p>681472</text:p>
          </table:table-cell>
          <table:table-cell table:formula="of:=CEILING(1.2*POWER([.A89];3)-15*[.A89]^2+100*[.A89]-140)" office:value-type="float" office:value="710267" calcext:value-type="float">
            <text:p>710267</text:p>
          </table:table-cell>
          <table:table-cell table:formula="of:=CEILING(1.25*[.A89]^3)" office:value-type="float" office:value="851840" calcext:value-type="float">
            <text:p>851840</text:p>
          </table:table-cell>
          <table:table-cell table:formula="of:=CEILING([.A89]^3*(1.274-(0.02*[.A89]/3)-COM.MICROSOFT.SWITCH(MOD([.A89]; 3); 0; 0; 1; 0.08; 2; 0.014)))" office:value-type="float" office:value="413881" calcext:value-type="float">
            <text:p>413881</text:p>
          </table:table-cell>
          <table:table-cell table:formula="of:=CEILING([.A89]^3*(32+[.A89]/2)/50)" office:value-type="float" office:value="1035838" calcext:value-type="float">
            <text:p>103583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CEILING(0.8*POWER([.A90];3))" office:value-type="float" office:value="563976" calcext:value-type="float">
            <text:p>563976</text:p>
          </table:table-cell>
          <table:table-cell table:formula="of:=POWER([.A90];3)" office:value-type="float" office:value="704969" calcext:value-type="float">
            <text:p>704969</text:p>
          </table:table-cell>
          <table:table-cell table:formula="of:=CEILING(1.2*POWER([.A90];3)-15*[.A90]^2+100*[.A90]-140)" office:value-type="float" office:value="735908" calcext:value-type="float">
            <text:p>735908</text:p>
          </table:table-cell>
          <table:table-cell table:formula="of:=CEILING(1.25*[.A90]^3)" office:value-type="float" office:value="881212" calcext:value-type="float">
            <text:p>881212</text:p>
          </table:table-cell>
          <table:table-cell table:formula="of:=CEILING([.A90]^3*(1.274-(0.02*[.A90]/3)-COM.MICROSOFT.SWITCH(MOD([.A90]; 3); 0; 0; 1; 0.08; 2; 0.014)))" office:value-type="float" office:value="469980" calcext:value-type="float">
            <text:p>469980</text:p>
          </table:table-cell>
          <table:table-cell table:formula="of:=CEILING([.A90]^3*(32+[.A90]/2)/50)" office:value-type="float" office:value="1078603" calcext:value-type="float">
            <text:p>107860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CEILING(0.8*POWER([.A91];3))" office:value-type="float" office:value="583200" calcext:value-type="float">
            <text:p>583200</text:p>
          </table:table-cell>
          <table:table-cell table:formula="of:=POWER([.A91];3)" office:value-type="float" office:value="729000" calcext:value-type="float">
            <text:p>729000</text:p>
          </table:table-cell>
          <table:table-cell table:formula="of:=CEILING(1.2*POWER([.A91];3)-15*[.A91]^2+100*[.A91]-140)" office:value-type="float" office:value="762160" calcext:value-type="float">
            <text:p>762160</text:p>
          </table:table-cell>
          <table:table-cell table:formula="of:=CEILING(1.25*[.A91]^3)" office:value-type="float" office:value="911250" calcext:value-type="float">
            <text:p>911250</text:p>
          </table:table-cell>
          <table:table-cell table:formula="of:=CEILING([.A91]^3*(1.274-(0.02*[.A91]/3)-COM.MICROSOFT.SWITCH(MOD([.A91]; 3); 0; 0; 1; 0.08; 2; 0.014)))" office:value-type="float" office:value="491346" calcext:value-type="float">
            <text:p>491346</text:p>
          </table:table-cell>
          <table:table-cell table:formula="of:=CEILING([.A91]^3*(32+[.A91]/2)/50)" office:value-type="float" office:value="1122660" calcext:value-type="float">
            <text:p>112266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CEILING(0.8*POWER([.A92];3))" office:value-type="float" office:value="602857" calcext:value-type="float">
            <text:p>602857</text:p>
          </table:table-cell>
          <table:table-cell table:formula="of:=POWER([.A92];3)" office:value-type="float" office:value="753571" calcext:value-type="float">
            <text:p>753571</text:p>
          </table:table-cell>
          <table:table-cell table:formula="of:=CEILING(1.2*POWER([.A92];3)-15*[.A92]^2+100*[.A92]-140)" office:value-type="float" office:value="789031" calcext:value-type="float">
            <text:p>789031</text:p>
          </table:table-cell>
          <table:table-cell table:formula="of:=CEILING(1.25*[.A92]^3)" office:value-type="float" office:value="941964" calcext:value-type="float">
            <text:p>941964</text:p>
          </table:table-cell>
          <table:table-cell table:formula="of:=CEILING([.A92]^3*(1.274-(0.02*[.A92]/3)-COM.MICROSOFT.SWITCH(MOD([.A92]; 3); 0; 0; 1; 0.08; 2; 0.014)))" office:value-type="float" office:value="442598" calcext:value-type="float">
            <text:p>442598</text:p>
          </table:table-cell>
          <table:table-cell table:formula="of:=CEILING([.A92]^3*(32+[.A92]/2)/50)" office:value-type="float" office:value="1168036" calcext:value-type="float">
            <text:p>116803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CEILING(0.8*POWER([.A93];3))" office:value-type="float" office:value="622951" calcext:value-type="float">
            <text:p>622951</text:p>
          </table:table-cell>
          <table:table-cell table:formula="of:=POWER([.A93];3)" office:value-type="float" office:value="778688" calcext:value-type="float">
            <text:p>778688</text:p>
          </table:table-cell>
          <table:table-cell table:formula="of:=CEILING(1.2*POWER([.A93];3)-15*[.A93]^2+100*[.A93]-140)" office:value-type="float" office:value="816526" calcext:value-type="float">
            <text:p>816526</text:p>
          </table:table-cell>
          <table:table-cell table:formula="of:=CEILING(1.25*[.A93]^3)" office:value-type="float" office:value="973360" calcext:value-type="float">
            <text:p>973360</text:p>
          </table:table-cell>
          <table:table-cell table:formula="of:=CEILING([.A93]^3*(1.274-(0.02*[.A93]/3)-COM.MICROSOFT.SWITCH(MOD([.A93]; 3); 0; 0; 1; 0.08; 2; 0.014)))" office:value-type="float" office:value="503552" calcext:value-type="float">
            <text:p>503552</text:p>
          </table:table-cell>
          <table:table-cell table:formula="of:=CEILING([.A93]^3*(32+[.A93]/2)/50)" office:value-type="float" office:value="1214754" calcext:value-type="float">
            <text:p>121475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CEILING(0.8*POWER([.A94];3))" office:value-type="float" office:value="643486" calcext:value-type="float">
            <text:p>643486</text:p>
          </table:table-cell>
          <table:table-cell table:formula="of:=POWER([.A94];3)" office:value-type="float" office:value="804357" calcext:value-type="float">
            <text:p>804357</text:p>
          </table:table-cell>
          <table:table-cell table:formula="of:=CEILING(1.2*POWER([.A94];3)-15*[.A94]^2+100*[.A94]-140)" office:value-type="float" office:value="844654" calcext:value-type="float">
            <text:p>844654</text:p>
          </table:table-cell>
          <table:table-cell table:formula="of:=CEILING(1.25*[.A94]^3)" office:value-type="float" office:value="1005447" calcext:value-type="float">
            <text:p>1005447</text:p>
          </table:table-cell>
          <table:table-cell table:formula="of:=CEILING([.A94]^3*(1.274-(0.02*[.A94]/3)-COM.MICROSOFT.SWITCH(MOD([.A94]; 3); 0; 0; 1; 0.08; 2; 0.014)))" office:value-type="float" office:value="526050" calcext:value-type="float">
            <text:p>526050</text:p>
          </table:table-cell>
          <table:table-cell table:formula="of:=CEILING([.A94]^3*(32+[.A94]/2)/50)" office:value-type="float" office:value="1262841" calcext:value-type="float">
            <text:p>126284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CEILING(0.8*POWER([.A95];3))" office:value-type="float" office:value="664468" calcext:value-type="float">
            <text:p>664468</text:p>
          </table:table-cell>
          <table:table-cell table:formula="of:=POWER([.A95];3)" office:value-type="float" office:value="830584" calcext:value-type="float">
            <text:p>830584</text:p>
          </table:table-cell>
          <table:table-cell table:formula="of:=CEILING(1.2*POWER([.A95];3)-15*[.A95]^2+100*[.A95]-140)" office:value-type="float" office:value="873421" calcext:value-type="float">
            <text:p>873421</text:p>
          </table:table-cell>
          <table:table-cell table:formula="of:=CEILING(1.25*[.A95]^3)" office:value-type="float" office:value="1038230" calcext:value-type="float">
            <text:p>1038230</text:p>
          </table:table-cell>
          <table:table-cell table:formula="of:=CEILING([.A95]^3*(1.274-(0.02*[.A95]/3)-COM.MICROSOFT.SWITCH(MOD([.A95]; 3); 0; 0; 1; 0.08; 2; 0.014)))" office:value-type="float" office:value="471218" calcext:value-type="float">
            <text:p>471218</text:p>
          </table:table-cell>
          <table:table-cell table:formula="of:=CEILING([.A95]^3*(32+[.A95]/2)/50)" office:value-type="float" office:value="1312323" calcext:value-type="float">
            <text:p>131232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CEILING(0.8*POWER([.A96];3))" office:value-type="float" office:value="685900" calcext:value-type="float">
            <text:p>685900</text:p>
          </table:table-cell>
          <table:table-cell table:formula="of:=POWER([.A96];3)" office:value-type="float" office:value="857375" calcext:value-type="float">
            <text:p>857375</text:p>
          </table:table-cell>
          <table:table-cell table:formula="of:=CEILING(1.2*POWER([.A96];3)-15*[.A96]^2+100*[.A96]-140)" office:value-type="float" office:value="902835" calcext:value-type="float">
            <text:p>902835</text:p>
          </table:table-cell>
          <table:table-cell table:formula="of:=CEILING(1.25*[.A96]^3)" office:value-type="float" office:value="1071719" calcext:value-type="float">
            <text:p>1071719</text:p>
          </table:table-cell>
          <table:table-cell table:formula="of:=CEILING([.A96]^3*(1.274-(0.02*[.A96]/3)-COM.MICROSOFT.SWITCH(MOD([.A96]; 3); 0; 0; 1; 0.08; 2; 0.014)))" office:value-type="float" office:value="537289" calcext:value-type="float">
            <text:p>537289</text:p>
          </table:table-cell>
          <table:table-cell table:formula="of:=CEILING([.A96]^3*(32+[.A96]/2)/50)" office:value-type="float" office:value="1363227" calcext:value-type="float">
            <text:p>136322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CEILING(0.8*POWER([.A97];3))" office:value-type="float" office:value="707789" calcext:value-type="float">
            <text:p>707789</text:p>
          </table:table-cell>
          <table:table-cell table:formula="of:=POWER([.A97];3)" office:value-type="float" office:value="884736" calcext:value-type="float">
            <text:p>884736</text:p>
          </table:table-cell>
          <table:table-cell table:formula="of:=CEILING(1.2*POWER([.A97];3)-15*[.A97]^2+100*[.A97]-140)" office:value-type="float" office:value="932904" calcext:value-type="float">
            <text:p>932904</text:p>
          </table:table-cell>
          <table:table-cell table:formula="of:=CEILING(1.25*[.A97]^3)" office:value-type="float" office:value="1105920" calcext:value-type="float">
            <text:p>1105920</text:p>
          </table:table-cell>
          <table:table-cell table:formula="of:=CEILING([.A97]^3*(1.274-(0.02*[.A97]/3)-COM.MICROSOFT.SWITCH(MOD([.A97]; 3); 0; 0; 1; 0.08; 2; 0.014)))" office:value-type="float" office:value="560923" calcext:value-type="float">
            <text:p>560923</text:p>
          </table:table-cell>
          <table:table-cell table:formula="of:=CEILING([.A97]^3*(32+[.A97]/2)/50)" office:value-type="float" office:value="1415578" calcext:value-type="float">
            <text:p>141557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CEILING(0.8*POWER([.A98];3))" office:value-type="float" office:value="730139" calcext:value-type="float">
            <text:p>730139</text:p>
          </table:table-cell>
          <table:table-cell table:formula="of:=POWER([.A98];3)" office:value-type="float" office:value="912673" calcext:value-type="float">
            <text:p>912673</text:p>
          </table:table-cell>
          <table:table-cell table:formula="of:=CEILING(1.2*POWER([.A98];3)-15*[.A98]^2+100*[.A98]-140)" office:value-type="float" office:value="963633" calcext:value-type="float">
            <text:p>963633</text:p>
          </table:table-cell>
          <table:table-cell table:formula="of:=CEILING(1.25*[.A98]^3)" office:value-type="float" office:value="1140842" calcext:value-type="float">
            <text:p>1140842</text:p>
          </table:table-cell>
          <table:table-cell table:formula="of:=CEILING([.A98]^3*(1.274-(0.02*[.A98]/3)-COM.MICROSOFT.SWITCH(MOD([.A98]; 3); 0; 0; 1; 0.08; 2; 0.014)))" office:value-type="float" office:value="499537" calcext:value-type="float">
            <text:p>499537</text:p>
          </table:table-cell>
          <table:table-cell table:formula="of:=CEILING([.A98]^3*(32+[.A98]/2)/50)" office:value-type="float" office:value="1469404" calcext:value-type="float">
            <text:p>146940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CEILING(0.8*POWER([.A99];3))" office:value-type="float" office:value="752954" calcext:value-type="float">
            <text:p>752954</text:p>
          </table:table-cell>
          <table:table-cell table:formula="of:=POWER([.A99];3)" office:value-type="float" office:value="941192" calcext:value-type="float">
            <text:p>941192</text:p>
          </table:table-cell>
          <table:table-cell table:formula="of:=CEILING(1.2*POWER([.A99];3)-15*[.A99]^2+100*[.A99]-140)" office:value-type="float" office:value="995031" calcext:value-type="float">
            <text:p>995031</text:p>
          </table:table-cell>
          <table:table-cell table:formula="of:=CEILING(1.25*[.A99]^3)" office:value-type="float" office:value="1176490" calcext:value-type="float">
            <text:p>1176490</text:p>
          </table:table-cell>
          <table:table-cell table:formula="of:=CEILING([.A99]^3*(1.274-(0.02*[.A99]/3)-COM.MICROSOFT.SWITCH(MOD([.A99]; 3); 0; 0; 1; 0.08; 2; 0.014)))" office:value-type="float" office:value="570990" calcext:value-type="float">
            <text:p>570990</text:p>
          </table:table-cell>
          <table:table-cell table:formula="of:=CEILING([.A99]^3*(32+[.A99]/2)/50)" office:value-type="float" office:value="1524732" calcext:value-type="float">
            <text:p>152473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CEILING(0.8*POWER([.A100];3))" office:value-type="float" office:value="776240" calcext:value-type="float">
            <text:p>776240</text:p>
          </table:table-cell>
          <table:table-cell table:formula="of:=POWER([.A100];3)" office:value-type="float" office:value="970299" calcext:value-type="float">
            <text:p>970299</text:p>
          </table:table-cell>
          <table:table-cell table:formula="of:=CEILING(1.2*POWER([.A100];3)-15*[.A100]^2+100*[.A100]-140)" office:value-type="float" office:value="1027104" calcext:value-type="float">
            <text:p>1027104</text:p>
          </table:table-cell>
          <table:table-cell table:formula="of:=CEILING(1.25*[.A100]^3)" office:value-type="float" office:value="1212874" calcext:value-type="float">
            <text:p>1212874</text:p>
          </table:table-cell>
          <table:table-cell table:formula="of:=[.A100]^3*(160-[.A100])/100" office:value-type="float" office:value="591882.39" calcext:value-type="float">
            <text:p>591882,39</text:p>
          </table:table-cell>
          <table:table-cell table:formula="of:=CEILING([.A100]^3*(32+[.A100]/2)/50)" office:value-type="float" office:value="1581588" calcext:value-type="float">
            <text:p>15815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CEILING(0.8*POWER([.A101];3))" office:value-type="float" office:value="800000" calcext:value-type="float">
            <text:p>800000</text:p>
          </table:table-cell>
          <table:table-cell table:formula="of:=POWER([.A101];3)" office:value-type="float" office:value="1000000" calcext:value-type="float">
            <text:p>1000000</text:p>
          </table:table-cell>
          <table:table-cell table:formula="of:=CEILING(1.2*POWER([.A101];3)-15*[.A101]^2+100*[.A101]-140)" office:value-type="float" office:value="1059860" calcext:value-type="float">
            <text:p>1059860</text:p>
          </table:table-cell>
          <table:table-cell table:formula="of:=CEILING(1.25*[.A101]^3)" office:value-type="float" office:value="1250000" calcext:value-type="float">
            <text:p>1250000</text:p>
          </table:table-cell>
          <table:table-cell table:formula="of:=[.A101]^3*(160-[.A101])/100" office:value-type="float" office:value="600000" calcext:value-type="float">
            <text:p>600000</text:p>
          </table:table-cell>
          <table:table-cell table:formula="of:=CEILING([.A101]^3*(32+[.A101]/2)/50)" office:value-type="float" office:value="1640000" calcext:value-type="float">
            <text:p>164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0T18:11:02.271000000</meta:creation-date>
    <dc:date>2018-07-20T18:41:55.781000000</dc:date>
    <meta:editing-duration>PT2M9S</meta:editing-duration>
    <meta:editing-cycles>2</meta:editing-cycles>
    <meta:generator>LibreOffice/5.2.7.2$Windows_x86 LibreOffice_project/2b7f1e640c46ceb28adf43ee075a6e8b8439ed10</meta:generator>
    <meta:document-statistic meta:table-count="1" meta:cell-count="70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02cm" svg:height="15.246cm" xlink:href=".." xlink:type="simple" chart:class="chart:scatter" chart:style-name="ch1">
        <chart:legend chart:legend-position="end" svg:x="13.716cm" svg:y="6.061cm" style:legend-expansion="high" chart:style-name="ch2"/>
        <chart:plot-area chart:style-name="ch3" table:cell-range-address="Feuille1.A1:Feuille1.G101" chart:data-source-has-labels="row" svg:x="0.338cm" svg:y="0.304cm" svg:width="13.04cm" svg:height="14.638cm">
          <chartooo:coordinate-region svg:x="1.859cm" svg:y="0.506cm" svg:width="11.167cm" svg:height="14.23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B2:Feuille1.B101" chart:label-cell-address="Feuille1.B1:Feuille1.B1" chart:class="chart:scatter">
            <chart:domain table:cell-range-address="Feuille1.A2:Feuille1.A101"/>
            <chart:data-point chart:repeated="100"/>
          </chart:series>
          <chart:series chart:style-name="ch7" chart:values-cell-range-address="Feuille1.C2:Feuille1.C101" chart:label-cell-address="Feuille1.C1:Feuille1.C1" chart:class="chart:scatter">
            <chart:data-point chart:repeated="100"/>
          </chart:series>
          <chart:series chart:style-name="ch8" chart:values-cell-range-address="Feuille1.D2:Feuille1.D101" chart:label-cell-address="Feuille1.D1:Feuille1.D1" chart:class="chart:scatter">
            <chart:data-point chart:repeated="100"/>
          </chart:series>
          <chart:series chart:style-name="ch9" chart:values-cell-range-address="Feuille1.E2:Feuille1.E101" chart:label-cell-address="Feuille1.E1:Feuille1.E1" chart:class="chart:scatter">
            <chart:data-point chart:repeated="100"/>
          </chart:series>
          <chart:series chart:style-name="ch10" chart:values-cell-range-address="Feuille1.F2:Feuille1.F101" chart:label-cell-address="Feuille1.F1:Feuille1.F1" chart:class="chart:scatter">
            <chart:data-point chart:repeated="100"/>
          </chart:series>
          <chart:series chart:style-name="ch11" chart:values-cell-range-address="Feuille1.G2:Feuille1.G101" chart:label-cell-address="Feuille1.G1:Feuille1.G1" chart:class="chart:scatter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Rapide</text:p>
                <draw:g>
                  <svg:desc>Feuille1.B1:Feuille1.B1</svg:desc>
                </draw:g>
              </table:table-cell>
              <table:table-cell office:value-type="string">
                <text:p>Moyenne</text:p>
                <draw:g>
                  <svg:desc>Feuille1.C1:Feuille1.C1</svg:desc>
                </draw:g>
              </table:table-cell>
              <table:table-cell office:value-type="string">
                <text:p>Parabolique</text:p>
                <draw:g>
                  <svg:desc>Feuille1.D1:Feuille1.D1</svg:desc>
                </draw:g>
              </table:table-cell>
              <table:table-cell office:value-type="string">
                <text:p>Lente</text:p>
                <draw:g>
                  <svg:desc>Feuille1.E1:Feuille1.E1</svg:desc>
                </draw:g>
              </table:table-cell>
              <table:table-cell office:value-type="string">
                <text:p>Erratique</text:p>
                <draw:g>
                  <svg:desc>Feuille1.F1:Feuille1.F1</svg:desc>
                </draw:g>
              </table:table-cell>
              <table:table-cell office:value-type="string">
                <text:p>Fluctuante</text:p>
                <draw:g>
                  <svg:desc>Feuille1.G1:Feuille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A2:Feuille1.A101</svg:desc>
                </draw:g>
              </table:table-cell>
              <table:table-cell office:value-type="float" office:value="1">
                <text:p>1</text:p>
                <draw:g>
                  <svg:desc>Feuille1.B2:Feuille1.B101</svg:desc>
                </draw:g>
              </table:table-cell>
              <table:table-cell office:value-type="float" office:value="1">
                <text:p>1</text:p>
                <draw:g>
                  <svg:desc>Feuille1.C2:Feuille1.C101</svg:desc>
                </draw:g>
              </table:table-cell>
              <table:table-cell office:value-type="float" office:value="-53">
                <text:p>-53</text:p>
                <draw:g>
                  <svg:desc>Feuille1.D2:Feuille1.D101</svg:desc>
                </draw:g>
              </table:table-cell>
              <table:table-cell office:value-type="float" office:value="2">
                <text:p>2</text:p>
                <draw:g>
                  <svg:desc>Feuille1.E2:Feuille1.E101</svg:desc>
                </draw:g>
              </table:table-cell>
              <table:table-cell office:value-type="float" office:value="2">
                <text:p>2</text:p>
                <draw:g>
                  <svg:desc>Feuille1.F2:Feuille1.F101</svg:desc>
                </draw:g>
              </table:table-cell>
              <table:table-cell office:value-type="float" office:value="1">
                <text:p>1</text:p>
                <draw:g>
                  <svg:desc>Feuille1.G2:Feuille1.G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58">
                <text:p>58</text:p>
              </table:table-cell>
              <table:table-cell office:value-type="float" office:value="34">
                <text:p>34</text:p>
              </table:table-cell>
              <table:table-cell office:value-type="float" office:value="53">
                <text:p>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2">
                <text:p>52</text:p>
              </table:table-cell>
              <table:table-cell office:value-type="float" office:value="64">
                <text:p>64</text:p>
              </table:table-cell>
              <table:table-cell office:value-type="float" office:value="97">
                <text:p>97</text:p>
              </table:table-cell>
              <table:table-cell office:value-type="float" office:value="80">
                <text:p>80</text:p>
              </table:table-cell>
              <table:table-cell office:value-type="float" office:value="123">
                <text:p>1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125">
                <text:p>125</text:p>
              </table:table-cell>
              <table:table-cell office:value-type="float" office:value="135">
                <text:p>135</text:p>
              </table:table-cell>
              <table:table-cell office:value-type="float" office:value="157">
                <text:p>157</text:p>
              </table:table-cell>
              <table:table-cell office:value-type="float" office:value="238">
                <text:p>23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73">
                <text:p>173</text:p>
              </table:table-cell>
              <table:table-cell office:value-type="float" office:value="216">
                <text:p>216</text:p>
              </table:table-cell>
              <table:table-cell office:value-type="float" office:value="180">
                <text:p>180</text:p>
              </table:table-cell>
              <table:table-cell office:value-type="float" office:value="270">
                <text:p>270</text:p>
              </table:table-cell>
              <table:table-cell office:value-type="float" office:value="407">
                <text:p>40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75">
                <text:p>275</text:p>
              </table:table-cell>
              <table:table-cell office:value-type="float" office:value="343">
                <text:p>343</text:p>
              </table:table-cell>
              <table:table-cell office:value-type="float" office:value="237">
                <text:p>237</text:p>
              </table:table-cell>
              <table:table-cell office:value-type="float" office:value="429">
                <text:p>429</text:p>
              </table:table-cell>
              <table:table-cell office:value-type="float" office:value="638">
                <text:p>63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10">
                <text:p>410</text:p>
              </table:table-cell>
              <table:table-cell office:value-type="float" office:value="512">
                <text:p>512</text:p>
              </table:table-cell>
              <table:table-cell office:value-type="float" office:value="315">
                <text:p>315</text:p>
              </table:table-cell>
              <table:table-cell office:value-type="float" office:value="640">
                <text:p>640</text:p>
              </table:table-cell>
              <table:table-cell office:value-type="float" office:value="943">
                <text:p>943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84">
                <text:p>584</text:p>
              </table:table-cell>
              <table:table-cell office:value-type="float" office:value="729">
                <text:p>729</text:p>
              </table:table-cell>
              <table:table-cell office:value-type="float" office:value="420">
                <text:p>420</text:p>
              </table:table-cell>
              <table:table-cell office:value-type="float" office:value="912">
                <text:p>912</text:p>
              </table:table-cell>
              <table:table-cell office:value-type="float" office:value="1327">
                <text:p>132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00">
                <text:p>800</text:p>
              </table:table-cell>
              <table:table-cell office:value-type="float" office:value="1000">
                <text:p>1000</text:p>
              </table:table-cell>
              <table:table-cell office:value-type="float" office:value="560">
                <text:p>560</text:p>
              </table:table-cell>
              <table:table-cell office:value-type="float" office:value="1250">
                <text:p>1250</text:p>
              </table:table-cell>
              <table:table-cell office:value-type="float" office:value="1800">
                <text:p>1800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65">
                <text:p>1065</text:p>
              </table:table-cell>
              <table:table-cell office:value-type="float" office:value="1331">
                <text:p>1331</text:p>
              </table:table-cell>
              <table:table-cell office:value-type="float" office:value="743">
                <text:p>743</text:p>
              </table:table-cell>
              <table:table-cell office:value-type="float" office:value="1664">
                <text:p>1664</text:p>
              </table:table-cell>
              <table:table-cell office:value-type="float" office:value="2370">
                <text:p>2370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83">
                <text:p>1383</text:p>
              </table:table-cell>
              <table:table-cell office:value-type="float" office:value="1728">
                <text:p>1728</text:p>
              </table:table-cell>
              <table:table-cell office:value-type="float" office:value="974">
                <text:p>974</text:p>
              </table:table-cell>
              <table:table-cell office:value-type="float" office:value="2160">
                <text:p>2160</text:p>
              </table:table-cell>
              <table:table-cell office:value-type="float" office:value="3042">
                <text:p>3042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758">
                <text:p>1758</text:p>
              </table:table-cell>
              <table:table-cell office:value-type="float" office:value="2197">
                <text:p>2197</text:p>
              </table:table-cell>
              <table:table-cell office:value-type="float" office:value="1262">
                <text:p>1262</text:p>
              </table:table-cell>
              <table:table-cell office:value-type="float" office:value="2747">
                <text:p>2747</text:p>
              </table:table-cell>
              <table:table-cell office:value-type="float" office:value="3823">
                <text:p>3823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196">
                <text:p>2196</text:p>
              </table:table-cell>
              <table:table-cell office:value-type="float" office:value="2744">
                <text:p>2744</text:p>
              </table:table-cell>
              <table:table-cell office:value-type="float" office:value="1613">
                <text:p>1613</text:p>
              </table:table-cell>
              <table:table-cell office:value-type="float" office:value="3430">
                <text:p>3430</text:p>
              </table:table-cell>
              <table:table-cell office:value-type="float" office:value="4720">
                <text:p>4720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700">
                <text:p>2700</text:p>
              </table:table-cell>
              <table:table-cell office:value-type="float" office:value="3375">
                <text:p>3375</text:p>
              </table:table-cell>
              <table:table-cell office:value-type="float" office:value="2035">
                <text:p>2035</text:p>
              </table:table-cell>
              <table:table-cell office:value-type="float" office:value="4219">
                <text:p>4219</text:p>
              </table:table-cell>
              <table:table-cell office:value-type="float" office:value="5738">
                <text:p>5738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277">
                <text:p>3277</text:p>
              </table:table-cell>
              <table:table-cell office:value-type="float" office:value="4096">
                <text:p>4096</text:p>
              </table:table-cell>
              <table:table-cell office:value-type="float" office:value="2536">
                <text:p>2536</text:p>
              </table:table-cell>
              <table:table-cell office:value-type="float" office:value="5120">
                <text:p>5120</text:p>
              </table:table-cell>
              <table:table-cell office:value-type="float" office:value="6882">
                <text:p>6882</text:p>
              </table:table-cell>
              <table:table-cell office:value-type="float" office:value="2458">
                <text:p>24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931">
                <text:p>3931</text:p>
              </table:table-cell>
              <table:table-cell office:value-type="float" office:value="4913">
                <text:p>4913</text:p>
              </table:table-cell>
              <table:table-cell office:value-type="float" office:value="3121">
                <text:p>3121</text:p>
              </table:table-cell>
              <table:table-cell office:value-type="float" office:value="6142">
                <text:p>6142</text:p>
              </table:table-cell>
              <table:table-cell office:value-type="float" office:value="8156">
                <text:p>8156</text:p>
              </table:table-cell>
              <table:table-cell office:value-type="float" office:value="3047">
                <text:p>30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666">
                <text:p>4666</text:p>
              </table:table-cell>
              <table:table-cell office:value-type="float" office:value="5832">
                <text:p>5832</text:p>
              </table:table-cell>
              <table:table-cell office:value-type="float" office:value="3799">
                <text:p>3799</text:p>
              </table:table-cell>
              <table:table-cell office:value-type="float" office:value="7290">
                <text:p>7290</text:p>
              </table:table-cell>
              <table:table-cell office:value-type="float" office:value="9565">
                <text:p>9565</text:p>
              </table:table-cell>
              <table:table-cell office:value-type="float" office:value="3733">
                <text:p>37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488">
                <text:p>5488</text:p>
              </table:table-cell>
              <table:table-cell office:value-type="float" office:value="6859">
                <text:p>6859</text:p>
              </table:table-cell>
              <table:table-cell office:value-type="float" office:value="4576">
                <text:p>4576</text:p>
              </table:table-cell>
              <table:table-cell office:value-type="float" office:value="8574">
                <text:p>8574</text:p>
              </table:table-cell>
              <table:table-cell office:value-type="float" office:value="11112">
                <text:p>11112</text:p>
              </table:table-cell>
              <table:table-cell office:value-type="float" office:value="4527">
                <text:p>45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400">
                <text:p>6400</text:p>
              </table:table-cell>
              <table:table-cell office:value-type="float" office:value="8000">
                <text:p>8000</text:p>
              </table:table-cell>
              <table:table-cell office:value-type="float" office:value="5460">
                <text:p>5460</text:p>
              </table:table-cell>
              <table:table-cell office:value-type="float" office:value="10000">
                <text:p>10000</text:p>
              </table:table-cell>
              <table:table-cell office:value-type="float" office:value="12800">
                <text:p>12800</text:p>
              </table:table-cell>
              <table:table-cell office:value-type="float" office:value="5440">
                <text:p>544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7409">
                <text:p>7409</text:p>
              </table:table-cell>
              <table:table-cell office:value-type="float" office:value="9261">
                <text:p>9261</text:p>
              </table:table-cell>
              <table:table-cell office:value-type="float" office:value="6459">
                <text:p>6459</text:p>
              </table:table-cell>
              <table:table-cell office:value-type="float" office:value="11577">
                <text:p>11577</text:p>
              </table:table-cell>
              <table:table-cell office:value-type="float" office:value="14633">
                <text:p>14633</text:p>
              </table:table-cell>
              <table:table-cell office:value-type="float" office:value="6483">
                <text:p>64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8519">
                <text:p>8519</text:p>
              </table:table-cell>
              <table:table-cell office:value-type="float" office:value="10648">
                <text:p>10648</text:p>
              </table:table-cell>
              <table:table-cell office:value-type="float" office:value="7578">
                <text:p>7578</text:p>
              </table:table-cell>
              <table:table-cell office:value-type="float" office:value="13310">
                <text:p>13310</text:p>
              </table:table-cell>
              <table:table-cell office:value-type="float" office:value="16611">
                <text:p>16611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9734">
                <text:p>9734</text:p>
              </table:table-cell>
              <table:table-cell office:value-type="float" office:value="12167">
                <text:p>12167</text:p>
              </table:table-cell>
              <table:table-cell office:value-type="float" office:value="8826">
                <text:p>8826</text:p>
              </table:table-cell>
              <table:table-cell office:value-type="float" office:value="15209">
                <text:p>15209</text:p>
              </table:table-cell>
              <table:table-cell office:value-type="float" office:value="18738">
                <text:p>18738</text:p>
              </table:table-cell>
              <table:table-cell office:value-type="float" office:value="9004">
                <text:p>90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1060">
                <text:p>11060</text:p>
              </table:table-cell>
              <table:table-cell office:value-type="float" office:value="13824">
                <text:p>13824</text:p>
              </table:table-cell>
              <table:table-cell office:value-type="float" office:value="10209">
                <text:p>10209</text:p>
              </table:table-cell>
              <table:table-cell office:value-type="float" office:value="17280">
                <text:p>17280</text:p>
              </table:table-cell>
              <table:table-cell office:value-type="float" office:value="21013">
                <text:p>21013</text:p>
              </table:table-cell>
              <table:table-cell office:value-type="float" office:value="10507">
                <text:p>105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2500">
                <text:p>12500</text:p>
              </table:table-cell>
              <table:table-cell office:value-type="float" office:value="15625">
                <text:p>15625</text:p>
              </table:table-cell>
              <table:table-cell office:value-type="float" office:value="11735">
                <text:p>11735</text:p>
              </table:table-cell>
              <table:table-cell office:value-type="float" office:value="19532">
                <text:p>19532</text:p>
              </table:table-cell>
              <table:table-cell office:value-type="float" office:value="23438">
                <text:p>23438</text:p>
              </table:table-cell>
              <table:table-cell office:value-type="float" office:value="12188">
                <text:p>121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4061">
                <text:p>14061</text:p>
              </table:table-cell>
              <table:table-cell office:value-type="float" office:value="17576">
                <text:p>17576</text:p>
              </table:table-cell>
              <table:table-cell office:value-type="float" office:value="13412">
                <text:p>13412</text:p>
              </table:table-cell>
              <table:table-cell office:value-type="float" office:value="21970">
                <text:p>21970</text:p>
              </table:table-cell>
              <table:table-cell office:value-type="float" office:value="26013">
                <text:p>26013</text:p>
              </table:table-cell>
              <table:table-cell office:value-type="float" office:value="14061">
                <text:p>140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5747">
                <text:p>15747</text:p>
              </table:table-cell>
              <table:table-cell office:value-type="float" office:value="19683">
                <text:p>19683</text:p>
              </table:table-cell>
              <table:table-cell office:value-type="float" office:value="15245">
                <text:p>15245</text:p>
              </table:table-cell>
              <table:table-cell office:value-type="float" office:value="24604">
                <text:p>24604</text:p>
              </table:table-cell>
              <table:table-cell office:value-type="float" office:value="28738">
                <text:p>28738</text:p>
              </table:table-cell>
              <table:table-cell office:value-type="float" office:value="16141">
                <text:p>161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7562">
                <text:p>17562</text:p>
              </table:table-cell>
              <table:table-cell office:value-type="float" office:value="21952">
                <text:p>21952</text:p>
              </table:table-cell>
              <table:table-cell office:value-type="float" office:value="17243">
                <text:p>17243</text:p>
              </table:table-cell>
              <table:table-cell office:value-type="float" office:value="27440">
                <text:p>27440</text:p>
              </table:table-cell>
              <table:table-cell office:value-type="float" office:value="31611">
                <text:p>31611</text:p>
              </table:table-cell>
              <table:table-cell office:value-type="float" office:value="18440">
                <text:p>184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9512">
                <text:p>19512</text:p>
              </table:table-cell>
              <table:table-cell office:value-type="float" office:value="24389">
                <text:p>24389</text:p>
              </table:table-cell>
              <table:table-cell office:value-type="float" office:value="19412">
                <text:p>19412</text:p>
              </table:table-cell>
              <table:table-cell office:value-type="float" office:value="30487">
                <text:p>30487</text:p>
              </table:table-cell>
              <table:table-cell office:value-type="float" office:value="34633">
                <text:p>34633</text:p>
              </table:table-cell>
              <table:table-cell office:value-type="float" office:value="20975">
                <text:p>209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1600">
                <text:p>21600</text:p>
              </table:table-cell>
              <table:table-cell office:value-type="float" office:value="27000">
                <text:p>27000</text:p>
              </table:table-cell>
              <table:table-cell office:value-type="float" office:value="21760">
                <text:p>21760</text:p>
              </table:table-cell>
              <table:table-cell office:value-type="float" office:value="33750">
                <text:p>33750</text:p>
              </table:table-cell>
              <table:table-cell office:value-type="float" office:value="37800">
                <text:p>37800</text:p>
              </table:table-cell>
              <table:table-cell office:value-type="float" office:value="23760">
                <text:p>2376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3833">
                <text:p>23833</text:p>
              </table:table-cell>
              <table:table-cell office:value-type="float" office:value="29791">
                <text:p>29791</text:p>
              </table:table-cell>
              <table:table-cell office:value-type="float" office:value="24295">
                <text:p>24295</text:p>
              </table:table-cell>
              <table:table-cell office:value-type="float" office:value="37239">
                <text:p>37239</text:p>
              </table:table-cell>
              <table:table-cell office:value-type="float" office:value="41112">
                <text:p>41112</text:p>
              </table:table-cell>
              <table:table-cell office:value-type="float" office:value="26812">
                <text:p>268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6215">
                <text:p>26215</text:p>
              </table:table-cell>
              <table:table-cell office:value-type="float" office:value="32768">
                <text:p>32768</text:p>
              </table:table-cell>
              <table:table-cell office:value-type="float" office:value="27022">
                <text:p>27022</text:p>
              </table:table-cell>
              <table:table-cell office:value-type="float" office:value="40960">
                <text:p>40960</text:p>
              </table:table-cell>
              <table:table-cell office:value-type="float" office:value="44565">
                <text:p>44565</text:p>
              </table:table-cell>
              <table:table-cell office:value-type="float" office:value="30147">
                <text:p>301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8750">
                <text:p>28750</text:p>
              </table:table-cell>
              <table:table-cell office:value-type="float" office:value="35937">
                <text:p>35937</text:p>
              </table:table-cell>
              <table:table-cell office:value-type="float" office:value="29950">
                <text:p>29950</text:p>
              </table:table-cell>
              <table:table-cell office:value-type="float" office:value="44922">
                <text:p>44922</text:p>
              </table:table-cell>
              <table:table-cell office:value-type="float" office:value="48156">
                <text:p>48156</text:p>
              </table:table-cell>
              <table:table-cell office:value-type="float" office:value="33781">
                <text:p>337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1444">
                <text:p>31444</text:p>
              </table:table-cell>
              <table:table-cell office:value-type="float" office:value="39304">
                <text:p>39304</text:p>
              </table:table-cell>
              <table:table-cell office:value-type="float" office:value="33085">
                <text:p>33085</text:p>
              </table:table-cell>
              <table:table-cell office:value-type="float" office:value="49130">
                <text:p>49130</text:p>
              </table:table-cell>
              <table:table-cell office:value-type="float" office:value="51882">
                <text:p>51882</text:p>
              </table:table-cell>
              <table:table-cell office:value-type="float" office:value="37732">
                <text:p>377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4300">
                <text:p>34300</text:p>
              </table:table-cell>
              <table:table-cell office:value-type="float" office:value="42875">
                <text:p>42875</text:p>
              </table:table-cell>
              <table:table-cell office:value-type="float" office:value="36435">
                <text:p>36435</text:p>
              </table:table-cell>
              <table:table-cell office:value-type="float" office:value="53594">
                <text:p>53594</text:p>
              </table:table-cell>
              <table:table-cell office:value-type="float" office:value="55738">
                <text:p>55738</text:p>
              </table:table-cell>
              <table:table-cell office:value-type="float" office:value="42018">
                <text:p>420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7325">
                <text:p>37325</text:p>
              </table:table-cell>
              <table:table-cell office:value-type="float" office:value="46656">
                <text:p>46656</text:p>
              </table:table-cell>
              <table:table-cell office:value-type="float" office:value="40008">
                <text:p>40008</text:p>
              </table:table-cell>
              <table:table-cell office:value-type="float" office:value="58320">
                <text:p>58320</text:p>
              </table:table-cell>
              <table:table-cell office:value-type="float" office:value="59720">
                <text:p>59720</text:p>
              </table:table-cell>
              <table:table-cell office:value-type="float" office:value="46656">
                <text:p>466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0523">
                <text:p>40523</text:p>
              </table:table-cell>
              <table:table-cell office:value-type="float" office:value="50653">
                <text:p>50653</text:p>
              </table:table-cell>
              <table:table-cell office:value-type="float" office:value="43809">
                <text:p>43809</text:p>
              </table:table-cell>
              <table:table-cell office:value-type="float" office:value="63317">
                <text:p>63317</text:p>
              </table:table-cell>
              <table:table-cell office:value-type="float" office:value="63823">
                <text:p>63823</text:p>
              </table:table-cell>
              <table:table-cell office:value-type="float" office:value="51160">
                <text:p>511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3898">
                <text:p>43898</text:p>
              </table:table-cell>
              <table:table-cell office:value-type="float" office:value="54872">
                <text:p>54872</text:p>
              </table:table-cell>
              <table:table-cell office:value-type="float" office:value="47847">
                <text:p>47847</text:p>
              </table:table-cell>
              <table:table-cell office:value-type="float" office:value="68590">
                <text:p>68590</text:p>
              </table:table-cell>
              <table:table-cell office:value-type="float" office:value="68042">
                <text:p>68042</text:p>
              </table:table-cell>
              <table:table-cell office:value-type="float" office:value="55970">
                <text:p>5597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7456">
                <text:p>47456</text:p>
              </table:table-cell>
              <table:table-cell office:value-type="float" office:value="59319">
                <text:p>59319</text:p>
              </table:table-cell>
              <table:table-cell office:value-type="float" office:value="52128">
                <text:p>52128</text:p>
              </table:table-cell>
              <table:table-cell office:value-type="float" office:value="74149">
                <text:p>74149</text:p>
              </table:table-cell>
              <table:table-cell office:value-type="float" office:value="72370">
                <text:p>72370</text:p>
              </table:table-cell>
              <table:table-cell office:value-type="float" office:value="61099">
                <text:p>610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1200">
                <text:p>51200</text:p>
              </table:table-cell>
              <table:table-cell office:value-type="float" office:value="64000">
                <text:p>64000</text:p>
              </table:table-cell>
              <table:table-cell office:value-type="float" office:value="56660">
                <text:p>56660</text:p>
              </table:table-cell>
              <table:table-cell office:value-type="float" office:value="80000">
                <text:p>80000</text:p>
              </table:table-cell>
              <table:table-cell office:value-type="float" office:value="76800">
                <text:p>76800</text:p>
              </table:table-cell>
              <table:table-cell office:value-type="float" office:value="66560">
                <text:p>6656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55137">
                <text:p>55137</text:p>
              </table:table-cell>
              <table:table-cell office:value-type="float" office:value="68921">
                <text:p>68921</text:p>
              </table:table-cell>
              <table:table-cell office:value-type="float" office:value="61451">
                <text:p>61451</text:p>
              </table:table-cell>
              <table:table-cell office:value-type="float" office:value="86152">
                <text:p>86152</text:p>
              </table:table-cell>
              <table:table-cell office:value-type="float" office:value="81327">
                <text:p>81327</text:p>
              </table:table-cell>
              <table:table-cell office:value-type="float" office:value="72368">
                <text:p>723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59271">
                <text:p>59271</text:p>
              </table:table-cell>
              <table:table-cell office:value-type="float" office:value="74088">
                <text:p>74088</text:p>
              </table:table-cell>
              <table:table-cell office:value-type="float" office:value="66506">
                <text:p>66506</text:p>
              </table:table-cell>
              <table:table-cell office:value-type="float" office:value="92610">
                <text:p>92610</text:p>
              </table:table-cell>
              <table:table-cell office:value-type="float" office:value="85943">
                <text:p>85943</text:p>
              </table:table-cell>
              <table:table-cell office:value-type="float" office:value="78534">
                <text:p>785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63606">
                <text:p>63606</text:p>
              </table:table-cell>
              <table:table-cell office:value-type="float" office:value="79507">
                <text:p>79507</text:p>
              </table:table-cell>
              <table:table-cell office:value-type="float" office:value="71834">
                <text:p>71834</text:p>
              </table:table-cell>
              <table:table-cell office:value-type="float" office:value="99384">
                <text:p>99384</text:p>
              </table:table-cell>
              <table:table-cell office:value-type="float" office:value="90638">
                <text:p>90638</text:p>
              </table:table-cell>
              <table:table-cell office:value-type="float" office:value="85073">
                <text:p>850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68148">
                <text:p>68148</text:p>
              </table:table-cell>
              <table:table-cell office:value-type="float" office:value="85184">
                <text:p>85184</text:p>
              </table:table-cell>
              <table:table-cell office:value-type="float" office:value="77441">
                <text:p>77441</text:p>
              </table:table-cell>
              <table:table-cell office:value-type="float" office:value="106480">
                <text:p>106480</text:p>
              </table:table-cell>
              <table:table-cell office:value-type="float" office:value="95407">
                <text:p>95407</text:p>
              </table:table-cell>
              <table:table-cell office:value-type="float" office:value="91999">
                <text:p>919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72900">
                <text:p>72900</text:p>
              </table:table-cell>
              <table:table-cell office:value-type="float" office:value="91125">
                <text:p>91125</text:p>
              </table:table-cell>
              <table:table-cell office:value-type="float" office:value="83335">
                <text:p>83335</text:p>
              </table:table-cell>
              <table:table-cell office:value-type="float" office:value="113907">
                <text:p>113907</text:p>
              </table:table-cell>
              <table:table-cell office:value-type="float" office:value="100238">
                <text:p>100238</text:p>
              </table:table-cell>
              <table:table-cell office:value-type="float" office:value="99327">
                <text:p>993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77869">
                <text:p>77869</text:p>
              </table:table-cell>
              <table:table-cell office:value-type="float" office:value="97336">
                <text:p>97336</text:p>
              </table:table-cell>
              <table:table-cell office:value-type="float" office:value="89524">
                <text:p>89524</text:p>
              </table:table-cell>
              <table:table-cell office:value-type="float" office:value="121670">
                <text:p>121670</text:p>
              </table:table-cell>
              <table:table-cell office:value-type="float" office:value="105123">
                <text:p>105123</text:p>
              </table:table-cell>
              <table:table-cell office:value-type="float" office:value="107070">
                <text:p>10707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83059">
                <text:p>83059</text:p>
              </table:table-cell>
              <table:table-cell office:value-type="float" office:value="103823">
                <text:p>103823</text:p>
              </table:table-cell>
              <table:table-cell office:value-type="float" office:value="96013">
                <text:p>96013</text:p>
              </table:table-cell>
              <table:table-cell office:value-type="float" office:value="129779">
                <text:p>129779</text:p>
              </table:table-cell>
              <table:table-cell office:value-type="float" office:value="110053">
                <text:p>110053</text:p>
              </table:table-cell>
              <table:table-cell office:value-type="float" office:value="115244">
                <text:p>1152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88474">
                <text:p>88474</text:p>
              </table:table-cell>
              <table:table-cell office:value-type="float" office:value="110592">
                <text:p>110592</text:p>
              </table:table-cell>
              <table:table-cell office:value-type="float" office:value="102811">
                <text:p>102811</text:p>
              </table:table-cell>
              <table:table-cell office:value-type="float" office:value="138240">
                <text:p>138240</text:p>
              </table:table-cell>
              <table:table-cell office:value-type="float" office:value="115016">
                <text:p>115016</text:p>
              </table:table-cell>
              <table:table-cell office:value-type="float" office:value="123864">
                <text:p>1238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94120">
                <text:p>94120</text:p>
              </table:table-cell>
              <table:table-cell office:value-type="float" office:value="117649">
                <text:p>117649</text:p>
              </table:table-cell>
              <table:table-cell office:value-type="float" office:value="109924">
                <text:p>109924</text:p>
              </table:table-cell>
              <table:table-cell office:value-type="float" office:value="147062">
                <text:p>147062</text:p>
              </table:table-cell>
              <table:table-cell office:value-type="float" office:value="120002">
                <text:p>120002</text:p>
              </table:table-cell>
              <table:table-cell office:value-type="float" office:value="132944">
                <text:p>1329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00000">
                <text:p>100000</text:p>
              </table:table-cell>
              <table:table-cell office:value-type="float" office:value="125000">
                <text:p>125000</text:p>
              </table:table-cell>
              <table:table-cell office:value-type="float" office:value="117360">
                <text:p>117360</text:p>
              </table:table-cell>
              <table:table-cell office:value-type="float" office:value="156250">
                <text:p>156250</text:p>
              </table:table-cell>
              <table:table-cell office:value-type="float" office:value="125000">
                <text:p>125000</text:p>
              </table:table-cell>
              <table:table-cell office:value-type="float" office:value="142500">
                <text:p>1425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06121">
                <text:p>106121</text:p>
              </table:table-cell>
              <table:table-cell office:value-type="float" office:value="132651">
                <text:p>132651</text:p>
              </table:table-cell>
              <table:table-cell office:value-type="float" office:value="125127">
                <text:p>125127</text:p>
              </table:table-cell>
              <table:table-cell office:value-type="float" office:value="165814">
                <text:p>165814</text:p>
              </table:table-cell>
              <table:table-cell office:value-type="float" office:value="131325">
                <text:p>131325</text:p>
              </table:table-cell>
              <table:table-cell office:value-type="float" office:value="152549">
                <text:p>1525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12487">
                <text:p>112487</text:p>
              </table:table-cell>
              <table:table-cell office:value-type="float" office:value="140608">
                <text:p>140608</text:p>
              </table:table-cell>
              <table:table-cell office:value-type="float" office:value="133230">
                <text:p>133230</text:p>
              </table:table-cell>
              <table:table-cell office:value-type="float" office:value="175760">
                <text:p>175760</text:p>
              </table:table-cell>
              <table:table-cell office:value-type="float" office:value="137796">
                <text:p>137796</text:p>
              </table:table-cell>
              <table:table-cell office:value-type="float" office:value="163106">
                <text:p>1631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19102">
                <text:p>119102</text:p>
              </table:table-cell>
              <table:table-cell office:value-type="float" office:value="148877">
                <text:p>148877</text:p>
              </table:table-cell>
              <table:table-cell office:value-type="float" office:value="141678">
                <text:p>141678</text:p>
              </table:table-cell>
              <table:table-cell office:value-type="float" office:value="186097">
                <text:p>186097</text:p>
              </table:table-cell>
              <table:table-cell office:value-type="float" office:value="144411">
                <text:p>144411</text:p>
              </table:table-cell>
              <table:table-cell office:value-type="float" office:value="174187">
                <text:p>1741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25972">
                <text:p>125972</text:p>
              </table:table-cell>
              <table:table-cell office:value-type="float" office:value="157464">
                <text:p>157464</text:p>
              </table:table-cell>
              <table:table-cell office:value-type="float" office:value="150477">
                <text:p>150477</text:p>
              </table:table-cell>
              <table:table-cell office:value-type="float" office:value="196830">
                <text:p>196830</text:p>
              </table:table-cell>
              <table:table-cell office:value-type="float" office:value="151166">
                <text:p>151166</text:p>
              </table:table-cell>
              <table:table-cell office:value-type="float" office:value="185808">
                <text:p>1858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33100">
                <text:p>133100</text:p>
              </table:table-cell>
              <table:table-cell office:value-type="float" office:value="166375">
                <text:p>166375</text:p>
              </table:table-cell>
              <table:table-cell office:value-type="float" office:value="159635">
                <text:p>159635</text:p>
              </table:table-cell>
              <table:table-cell office:value-type="float" office:value="207969">
                <text:p>207969</text:p>
              </table:table-cell>
              <table:table-cell office:value-type="float" office:value="158057">
                <text:p>158057</text:p>
              </table:table-cell>
              <table:table-cell office:value-type="float" office:value="197987">
                <text:p>1979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40493">
                <text:p>140493</text:p>
              </table:table-cell>
              <table:table-cell office:value-type="float" office:value="175616">
                <text:p>175616</text:p>
              </table:table-cell>
              <table:table-cell office:value-type="float" office:value="169160">
                <text:p>169160</text:p>
              </table:table-cell>
              <table:table-cell office:value-type="float" office:value="219520">
                <text:p>219520</text:p>
              </table:table-cell>
              <table:table-cell office:value-type="float" office:value="165080">
                <text:p>165080</text:p>
              </table:table-cell>
              <table:table-cell office:value-type="float" office:value="210740">
                <text:p>21074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48155">
                <text:p>148155</text:p>
              </table:table-cell>
              <table:table-cell office:value-type="float" office:value="185193">
                <text:p>185193</text:p>
              </table:table-cell>
              <table:table-cell office:value-type="float" office:value="179057">
                <text:p>179057</text:p>
              </table:table-cell>
              <table:table-cell office:value-type="float" office:value="231492">
                <text:p>231492</text:p>
              </table:table-cell>
              <table:table-cell office:value-type="float" office:value="172230">
                <text:p>172230</text:p>
              </table:table-cell>
              <table:table-cell office:value-type="float" office:value="224084">
                <text:p>2240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56090">
                <text:p>156090</text:p>
              </table:table-cell>
              <table:table-cell office:value-type="float" office:value="195112">
                <text:p>195112</text:p>
              </table:table-cell>
              <table:table-cell office:value-type="float" office:value="189335">
                <text:p>189335</text:p>
              </table:table-cell>
              <table:table-cell office:value-type="float" office:value="243890">
                <text:p>243890</text:p>
              </table:table-cell>
              <table:table-cell office:value-type="float" office:value="179504">
                <text:p>179504</text:p>
              </table:table-cell>
              <table:table-cell office:value-type="float" office:value="238037">
                <text:p>2380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64304">
                <text:p>164304</text:p>
              </table:table-cell>
              <table:table-cell office:value-type="float" office:value="205379">
                <text:p>205379</text:p>
              </table:table-cell>
              <table:table-cell office:value-type="float" office:value="200000">
                <text:p>200000</text:p>
              </table:table-cell>
              <table:table-cell office:value-type="float" office:value="256724">
                <text:p>256724</text:p>
              </table:table-cell>
              <table:table-cell office:value-type="float" office:value="186895">
                <text:p>186895</text:p>
              </table:table-cell>
              <table:table-cell office:value-type="float" office:value="252617">
                <text:p>2526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72800">
                <text:p>172800</text:p>
              </table:table-cell>
              <table:table-cell office:value-type="float" office:value="216000">
                <text:p>216000</text:p>
              </table:table-cell>
              <table:table-cell office:value-type="float" office:value="211060">
                <text:p>211060</text:p>
              </table:table-cell>
              <table:table-cell office:value-type="float" office:value="270000">
                <text:p>270000</text:p>
              </table:table-cell>
              <table:table-cell office:value-type="float" office:value="194400">
                <text:p>194400</text:p>
              </table:table-cell>
              <table:table-cell office:value-type="float" office:value="267840">
                <text:p>26784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81585">
                <text:p>181585</text:p>
              </table:table-cell>
              <table:table-cell office:value-type="float" office:value="226981">
                <text:p>226981</text:p>
              </table:table-cell>
              <table:table-cell office:value-type="float" office:value="222523">
                <text:p>222523</text:p>
              </table:table-cell>
              <table:table-cell office:value-type="float" office:value="283727">
                <text:p>283727</text:p>
              </table:table-cell>
              <table:table-cell office:value-type="float" office:value="202014">
                <text:p>202014</text:p>
              </table:table-cell>
              <table:table-cell office:value-type="float" office:value="283727">
                <text:p>2837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90663">
                <text:p>190663</text:p>
              </table:table-cell>
              <table:table-cell office:value-type="float" office:value="238328">
                <text:p>238328</text:p>
              </table:table-cell>
              <table:table-cell office:value-type="float" office:value="234394">
                <text:p>234394</text:p>
              </table:table-cell>
              <table:table-cell office:value-type="float" office:value="297910">
                <text:p>297910</text:p>
              </table:table-cell>
              <table:table-cell office:value-type="float" office:value="209729">
                <text:p>209729</text:p>
              </table:table-cell>
              <table:table-cell office:value-type="float" office:value="300294">
                <text:p>3002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00038">
                <text:p>200038</text:p>
              </table:table-cell>
              <table:table-cell office:value-type="float" office:value="250047">
                <text:p>250047</text:p>
              </table:table-cell>
              <table:table-cell office:value-type="float" office:value="246682">
                <text:p>246682</text:p>
              </table:table-cell>
              <table:table-cell office:value-type="float" office:value="312559">
                <text:p>312559</text:p>
              </table:table-cell>
              <table:table-cell office:value-type="float" office:value="217541">
                <text:p>217541</text:p>
              </table:table-cell>
              <table:table-cell office:value-type="float" office:value="317560">
                <text:p>31756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09716">
                <text:p>209716</text:p>
              </table:table-cell>
              <table:table-cell office:value-type="float" office:value="262144">
                <text:p>262144</text:p>
              </table:table-cell>
              <table:table-cell office:value-type="float" office:value="259393">
                <text:p>259393</text:p>
              </table:table-cell>
              <table:table-cell office:value-type="float" office:value="327680">
                <text:p>327680</text:p>
              </table:table-cell>
              <table:table-cell office:value-type="float" office:value="225444">
                <text:p>225444</text:p>
              </table:table-cell>
              <table:table-cell office:value-type="float" office:value="335545">
                <text:p>3355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19700">
                <text:p>219700</text:p>
              </table:table-cell>
              <table:table-cell office:value-type="float" office:value="274625">
                <text:p>274625</text:p>
              </table:table-cell>
              <table:table-cell office:value-type="float" office:value="272535">
                <text:p>272535</text:p>
              </table:table-cell>
              <table:table-cell office:value-type="float" office:value="343282">
                <text:p>343282</text:p>
              </table:table-cell>
              <table:table-cell office:value-type="float" office:value="233432">
                <text:p>233432</text:p>
              </table:table-cell>
              <table:table-cell office:value-type="float" office:value="354267">
                <text:p>3542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29997">
                <text:p>229997</text:p>
              </table:table-cell>
              <table:table-cell office:value-type="float" office:value="287496">
                <text:p>287496</text:p>
              </table:table-cell>
              <table:table-cell office:value-type="float" office:value="286116">
                <text:p>286116</text:p>
              </table:table-cell>
              <table:table-cell office:value-type="float" office:value="359370">
                <text:p>359370</text:p>
              </table:table-cell>
              <table:table-cell office:value-type="float" office:value="241497">
                <text:p>241497</text:p>
              </table:table-cell>
              <table:table-cell office:value-type="float" office:value="373745">
                <text:p>3737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40611">
                <text:p>240611</text:p>
              </table:table-cell>
              <table:table-cell office:value-type="float" office:value="300763">
                <text:p>300763</text:p>
              </table:table-cell>
              <table:table-cell office:value-type="float" office:value="300141">
                <text:p>300141</text:p>
              </table:table-cell>
              <table:table-cell office:value-type="float" office:value="375954">
                <text:p>375954</text:p>
              </table:table-cell>
              <table:table-cell office:value-type="float" office:value="249634">
                <text:p>249634</text:p>
              </table:table-cell>
              <table:table-cell office:value-type="float" office:value="394000">
                <text:p>3940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251546">
                <text:p>251546</text:p>
              </table:table-cell>
              <table:table-cell office:value-type="float" office:value="314432">
                <text:p>314432</text:p>
              </table:table-cell>
              <table:table-cell office:value-type="float" office:value="314619">
                <text:p>314619</text:p>
              </table:table-cell>
              <table:table-cell office:value-type="float" office:value="393040">
                <text:p>393040</text:p>
              </table:table-cell>
              <table:table-cell office:value-type="float" office:value="257835">
                <text:p>257835</text:p>
              </table:table-cell>
              <table:table-cell office:value-type="float" office:value="415051">
                <text:p>4150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62808">
                <text:p>262808</text:p>
              </table:table-cell>
              <table:table-cell office:value-type="float" office:value="328509">
                <text:p>328509</text:p>
              </table:table-cell>
              <table:table-cell office:value-type="float" office:value="329556">
                <text:p>329556</text:p>
              </table:table-cell>
              <table:table-cell office:value-type="float" office:value="410637">
                <text:p>410637</text:p>
              </table:table-cell>
              <table:table-cell office:value-type="float" office:value="267407">
                <text:p>267407</text:p>
              </table:table-cell>
              <table:table-cell office:value-type="float" office:value="436917">
                <text:p>4369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74400">
                <text:p>274400</text:p>
              </table:table-cell>
              <table:table-cell office:value-type="float" office:value="343000">
                <text:p>343000</text:p>
              </table:table-cell>
              <table:table-cell office:value-type="float" office:value="344960">
                <text:p>344960</text:p>
              </table:table-cell>
              <table:table-cell office:value-type="float" office:value="428750">
                <text:p>428750</text:p>
              </table:table-cell>
              <table:table-cell office:value-type="float" office:value="249476">
                <text:p>249476</text:p>
              </table:table-cell>
              <table:table-cell office:value-type="float" office:value="459620">
                <text:p>45962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86329">
                <text:p>286329</text:p>
              </table:table-cell>
              <table:table-cell office:value-type="float" office:value="357911">
                <text:p>357911</text:p>
              </table:table-cell>
              <table:table-cell office:value-type="float" office:value="360839">
                <text:p>360839</text:p>
              </table:table-cell>
              <table:table-cell office:value-type="float" office:value="447389">
                <text:p>447389</text:p>
              </table:table-cell>
              <table:table-cell office:value-type="float" office:value="281557">
                <text:p>281557</text:p>
              </table:table-cell>
              <table:table-cell office:value-type="float" office:value="483180">
                <text:p>48318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298599">
                <text:p>298599</text:p>
              </table:table-cell>
              <table:table-cell office:value-type="float" office:value="373248">
                <text:p>373248</text:p>
              </table:table-cell>
              <table:table-cell office:value-type="float" office:value="377198">
                <text:p>377198</text:p>
              </table:table-cell>
              <table:table-cell office:value-type="float" office:value="466560">
                <text:p>466560</text:p>
              </table:table-cell>
              <table:table-cell office:value-type="float" office:value="296359">
                <text:p>296359</text:p>
              </table:table-cell>
              <table:table-cell office:value-type="float" office:value="507618">
                <text:p>5076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311214">
                <text:p>311214</text:p>
              </table:table-cell>
              <table:table-cell office:value-type="float" office:value="389017">
                <text:p>389017</text:p>
              </table:table-cell>
              <table:table-cell office:value-type="float" office:value="394046">
                <text:p>394046</text:p>
              </table:table-cell>
              <table:table-cell office:value-type="float" office:value="486272">
                <text:p>486272</text:p>
              </table:table-cell>
              <table:table-cell office:value-type="float" office:value="275165">
                <text:p>275165</text:p>
              </table:table-cell>
              <table:table-cell office:value-type="float" office:value="532954">
                <text:p>5329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324180">
                <text:p>324180</text:p>
              </table:table-cell>
              <table:table-cell office:value-type="float" office:value="405224">
                <text:p>405224</text:p>
              </table:table-cell>
              <table:table-cell office:value-type="float" office:value="411389">
                <text:p>411389</text:p>
              </table:table-cell>
              <table:table-cell office:value-type="float" office:value="506530">
                <text:p>506530</text:p>
              </table:table-cell>
              <table:table-cell office:value-type="float" office:value="310672">
                <text:p>310672</text:p>
              </table:table-cell>
              <table:table-cell office:value-type="float" office:value="559210">
                <text:p>55921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337500">
                <text:p>337500</text:p>
              </table:table-cell>
              <table:table-cell office:value-type="float" office:value="421875">
                <text:p>421875</text:p>
              </table:table-cell>
              <table:table-cell office:value-type="float" office:value="429235">
                <text:p>429235</text:p>
              </table:table-cell>
              <table:table-cell office:value-type="float" office:value="527344">
                <text:p>527344</text:p>
              </table:table-cell>
              <table:table-cell office:value-type="float" office:value="326532">
                <text:p>326532</text:p>
              </table:table-cell>
              <table:table-cell office:value-type="float" office:value="586407">
                <text:p>5864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351181">
                <text:p>351181</text:p>
              </table:table-cell>
              <table:table-cell office:value-type="float" office:value="438976">
                <text:p>438976</text:p>
              </table:table-cell>
              <table:table-cell office:value-type="float" office:value="447592">
                <text:p>447592</text:p>
              </table:table-cell>
              <table:table-cell office:value-type="float" office:value="548720">
                <text:p>548720</text:p>
              </table:table-cell>
              <table:table-cell office:value-type="float" office:value="301723">
                <text:p>301723</text:p>
              </table:table-cell>
              <table:table-cell office:value-type="float" office:value="614567">
                <text:p>6145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365227">
                <text:p>365227</text:p>
              </table:table-cell>
              <table:table-cell office:value-type="float" office:value="456533">
                <text:p>456533</text:p>
              </table:table-cell>
              <table:table-cell office:value-type="float" office:value="466465">
                <text:p>466465</text:p>
              </table:table-cell>
              <table:table-cell office:value-type="float" office:value="570667">
                <text:p>570667</text:p>
              </table:table-cell>
              <table:table-cell office:value-type="float" office:value="340878">
                <text:p>340878</text:p>
              </table:table-cell>
              <table:table-cell office:value-type="float" office:value="643712">
                <text:p>6437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379642">
                <text:p>379642</text:p>
              </table:table-cell>
              <table:table-cell office:value-type="float" office:value="474552">
                <text:p>474552</text:p>
              </table:table-cell>
              <table:table-cell office:value-type="float" office:value="485863">
                <text:p>485863</text:p>
              </table:table-cell>
              <table:table-cell office:value-type="float" office:value="593190">
                <text:p>593190</text:p>
              </table:table-cell>
              <table:table-cell office:value-type="float" office:value="357813">
                <text:p>357813</text:p>
              </table:table-cell>
              <table:table-cell office:value-type="float" office:value="673864">
                <text:p>6738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394432">
                <text:p>394432</text:p>
              </table:table-cell>
              <table:table-cell office:value-type="float" office:value="493039">
                <text:p>493039</text:p>
              </table:table-cell>
              <table:table-cell office:value-type="float" office:value="505792">
                <text:p>505792</text:p>
              </table:table-cell>
              <table:table-cell office:value-type="float" office:value="616299">
                <text:p>616299</text:p>
              </table:table-cell>
              <table:table-cell office:value-type="float" office:value="329022">
                <text:p>329022</text:p>
              </table:table-cell>
              <table:table-cell office:value-type="float" office:value="705046">
                <text:p>7050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409600">
                <text:p>409600</text:p>
              </table:table-cell>
              <table:table-cell office:value-type="float" office:value="512000">
                <text:p>512000</text:p>
              </table:table-cell>
              <table:table-cell office:value-type="float" office:value="526260">
                <text:p>526260</text:p>
              </table:table-cell>
              <table:table-cell office:value-type="float" office:value="640000">
                <text:p>640000</text:p>
              </table:table-cell>
              <table:table-cell office:value-type="float" office:value="372054">
                <text:p>372054</text:p>
              </table:table-cell>
              <table:table-cell office:value-type="float" office:value="737280">
                <text:p>7372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425153">
                <text:p>425153</text:p>
              </table:table-cell>
              <table:table-cell office:value-type="float" office:value="531441">
                <text:p>531441</text:p>
              </table:table-cell>
              <table:table-cell office:value-type="float" office:value="547275">
                <text:p>547275</text:p>
              </table:table-cell>
              <table:table-cell office:value-type="float" office:value="664302">
                <text:p>664302</text:p>
              </table:table-cell>
              <table:table-cell office:value-type="float" office:value="390078">
                <text:p>390078</text:p>
              </table:table-cell>
              <table:table-cell office:value-type="float" office:value="770590">
                <text:p>77059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441095">
                <text:p>441095</text:p>
              </table:table-cell>
              <table:table-cell office:value-type="float" office:value="551368">
                <text:p>551368</text:p>
              </table:table-cell>
              <table:table-cell office:value-type="float" office:value="568842">
                <text:p>568842</text:p>
              </table:table-cell>
              <table:table-cell office:value-type="float" office:value="689210">
                <text:p>689210</text:p>
              </table:table-cell>
              <table:table-cell office:value-type="float" office:value="356919">
                <text:p>356919</text:p>
              </table:table-cell>
              <table:table-cell office:value-type="float" office:value="804998">
                <text:p>8049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457430">
                <text:p>457430</text:p>
              </table:table-cell>
              <table:table-cell office:value-type="float" office:value="571787">
                <text:p>571787</text:p>
              </table:table-cell>
              <table:table-cell office:value-type="float" office:value="590970">
                <text:p>590970</text:p>
              </table:table-cell>
              <table:table-cell office:value-type="float" office:value="714734">
                <text:p>714734</text:p>
              </table:table-cell>
              <table:table-cell office:value-type="float" office:value="404063">
                <text:p>404063</text:p>
              </table:table-cell>
              <table:table-cell office:value-type="float" office:value="840527">
                <text:p>8405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474164">
                <text:p>474164</text:p>
              </table:table-cell>
              <table:table-cell office:value-type="float" office:value="592704">
                <text:p>592704</text:p>
              </table:table-cell>
              <table:table-cell office:value-type="float" office:value="613665">
                <text:p>613665</text:p>
              </table:table-cell>
              <table:table-cell office:value-type="float" office:value="740880">
                <text:p>740880</text:p>
              </table:table-cell>
              <table:table-cell office:value-type="float" office:value="423191">
                <text:p>423191</text:p>
              </table:table-cell>
              <table:table-cell office:value-type="float" office:value="877202">
                <text:p>8772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491300">
                <text:p>491300</text:p>
              </table:table-cell>
              <table:table-cell office:value-type="float" office:value="614125">
                <text:p>614125</text:p>
              </table:table-cell>
              <table:table-cell office:value-type="float" office:value="636935">
                <text:p>636935</text:p>
              </table:table-cell>
              <table:table-cell office:value-type="float" office:value="767657">
                <text:p>767657</text:p>
              </table:table-cell>
              <table:table-cell office:value-type="float" office:value="385262">
                <text:p>385262</text:p>
              </table:table-cell>
              <table:table-cell office:value-type="float" office:value="915047">
                <text:p>9150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508845">
                <text:p>508845</text:p>
              </table:table-cell>
              <table:table-cell office:value-type="float" office:value="636056">
                <text:p>636056</text:p>
              </table:table-cell>
              <table:table-cell office:value-type="float" office:value="660788">
                <text:p>660788</text:p>
              </table:table-cell>
              <table:table-cell office:value-type="float" office:value="795070">
                <text:p>795070</text:p>
              </table:table-cell>
              <table:table-cell office:value-type="float" office:value="436759">
                <text:p>436759</text:p>
              </table:table-cell>
              <table:table-cell office:value-type="float" office:value="954084">
                <text:p>9540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526803">
                <text:p>526803</text:p>
              </table:table-cell>
              <table:table-cell office:value-type="float" office:value="658503">
                <text:p>658503</text:p>
              </table:table-cell>
              <table:table-cell office:value-type="float" office:value="685229">
                <text:p>685229</text:p>
              </table:table-cell>
              <table:table-cell office:value-type="float" office:value="823129">
                <text:p>823129</text:p>
              </table:table-cell>
              <table:table-cell office:value-type="float" office:value="457002">
                <text:p>457002</text:p>
              </table:table-cell>
              <table:table-cell office:value-type="float" office:value="994340">
                <text:p>99434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545178">
                <text:p>545178</text:p>
              </table:table-cell>
              <table:table-cell office:value-type="float" office:value="681472">
                <text:p>681472</text:p>
              </table:table-cell>
              <table:table-cell office:value-type="float" office:value="710267">
                <text:p>710267</text:p>
              </table:table-cell>
              <table:table-cell office:value-type="float" office:value="851840">
                <text:p>851840</text:p>
              </table:table-cell>
              <table:table-cell office:value-type="float" office:value="413881">
                <text:p>413881</text:p>
              </table:table-cell>
              <table:table-cell office:value-type="float" office:value="1035838">
                <text:p>10358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563976">
                <text:p>563976</text:p>
              </table:table-cell>
              <table:table-cell office:value-type="float" office:value="704969">
                <text:p>704969</text:p>
              </table:table-cell>
              <table:table-cell office:value-type="float" office:value="735908">
                <text:p>735908</text:p>
              </table:table-cell>
              <table:table-cell office:value-type="float" office:value="881212">
                <text:p>881212</text:p>
              </table:table-cell>
              <table:table-cell office:value-type="float" office:value="469980">
                <text:p>469980</text:p>
              </table:table-cell>
              <table:table-cell office:value-type="float" office:value="1078603">
                <text:p>10786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583200">
                <text:p>583200</text:p>
              </table:table-cell>
              <table:table-cell office:value-type="float" office:value="729000">
                <text:p>729000</text:p>
              </table:table-cell>
              <table:table-cell office:value-type="float" office:value="762160">
                <text:p>762160</text:p>
              </table:table-cell>
              <table:table-cell office:value-type="float" office:value="911250">
                <text:p>911250</text:p>
              </table:table-cell>
              <table:table-cell office:value-type="float" office:value="491346">
                <text:p>491346</text:p>
              </table:table-cell>
              <table:table-cell office:value-type="float" office:value="1122660">
                <text:p>112266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602857">
                <text:p>602857</text:p>
              </table:table-cell>
              <table:table-cell office:value-type="float" office:value="753571">
                <text:p>753571</text:p>
              </table:table-cell>
              <table:table-cell office:value-type="float" office:value="789031">
                <text:p>789031</text:p>
              </table:table-cell>
              <table:table-cell office:value-type="float" office:value="941964">
                <text:p>941964</text:p>
              </table:table-cell>
              <table:table-cell office:value-type="float" office:value="442598">
                <text:p>442598</text:p>
              </table:table-cell>
              <table:table-cell office:value-type="float" office:value="1168036">
                <text:p>11680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622951">
                <text:p>622951</text:p>
              </table:table-cell>
              <table:table-cell office:value-type="float" office:value="778688">
                <text:p>778688</text:p>
              </table:table-cell>
              <table:table-cell office:value-type="float" office:value="816526">
                <text:p>816526</text:p>
              </table:table-cell>
              <table:table-cell office:value-type="float" office:value="973360">
                <text:p>973360</text:p>
              </table:table-cell>
              <table:table-cell office:value-type="float" office:value="503552">
                <text:p>503552</text:p>
              </table:table-cell>
              <table:table-cell office:value-type="float" office:value="1214754">
                <text:p>12147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643486">
                <text:p>643486</text:p>
              </table:table-cell>
              <table:table-cell office:value-type="float" office:value="804357">
                <text:p>804357</text:p>
              </table:table-cell>
              <table:table-cell office:value-type="float" office:value="844654">
                <text:p>844654</text:p>
              </table:table-cell>
              <table:table-cell office:value-type="float" office:value="1005447">
                <text:p>1005447</text:p>
              </table:table-cell>
              <table:table-cell office:value-type="float" office:value="526050">
                <text:p>526050</text:p>
              </table:table-cell>
              <table:table-cell office:value-type="float" office:value="1262841">
                <text:p>12628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664468">
                <text:p>664468</text:p>
              </table:table-cell>
              <table:table-cell office:value-type="float" office:value="830584">
                <text:p>830584</text:p>
              </table:table-cell>
              <table:table-cell office:value-type="float" office:value="873421">
                <text:p>873421</text:p>
              </table:table-cell>
              <table:table-cell office:value-type="float" office:value="1038230">
                <text:p>1038230</text:p>
              </table:table-cell>
              <table:table-cell office:value-type="float" office:value="471218">
                <text:p>471218</text:p>
              </table:table-cell>
              <table:table-cell office:value-type="float" office:value="1312323">
                <text:p>13123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685900">
                <text:p>685900</text:p>
              </table:table-cell>
              <table:table-cell office:value-type="float" office:value="857375">
                <text:p>857375</text:p>
              </table:table-cell>
              <table:table-cell office:value-type="float" office:value="902835">
                <text:p>902835</text:p>
              </table:table-cell>
              <table:table-cell office:value-type="float" office:value="1071719">
                <text:p>1071719</text:p>
              </table:table-cell>
              <table:table-cell office:value-type="float" office:value="537289">
                <text:p>537289</text:p>
              </table:table-cell>
              <table:table-cell office:value-type="float" office:value="1363227">
                <text:p>13632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707789">
                <text:p>707789</text:p>
              </table:table-cell>
              <table:table-cell office:value-type="float" office:value="884736">
                <text:p>884736</text:p>
              </table:table-cell>
              <table:table-cell office:value-type="float" office:value="932904">
                <text:p>932904</text:p>
              </table:table-cell>
              <table:table-cell office:value-type="float" office:value="1105920">
                <text:p>1105920</text:p>
              </table:table-cell>
              <table:table-cell office:value-type="float" office:value="560923">
                <text:p>560923</text:p>
              </table:table-cell>
              <table:table-cell office:value-type="float" office:value="1415578">
                <text:p>141557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730139">
                <text:p>730139</text:p>
              </table:table-cell>
              <table:table-cell office:value-type="float" office:value="912673">
                <text:p>912673</text:p>
              </table:table-cell>
              <table:table-cell office:value-type="float" office:value="963633">
                <text:p>963633</text:p>
              </table:table-cell>
              <table:table-cell office:value-type="float" office:value="1140842">
                <text:p>1140842</text:p>
              </table:table-cell>
              <table:table-cell office:value-type="float" office:value="499537">
                <text:p>499537</text:p>
              </table:table-cell>
              <table:table-cell office:value-type="float" office:value="1469404">
                <text:p>14694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752954">
                <text:p>752954</text:p>
              </table:table-cell>
              <table:table-cell office:value-type="float" office:value="941192">
                <text:p>941192</text:p>
              </table:table-cell>
              <table:table-cell office:value-type="float" office:value="995031">
                <text:p>995031</text:p>
              </table:table-cell>
              <table:table-cell office:value-type="float" office:value="1176490">
                <text:p>1176490</text:p>
              </table:table-cell>
              <table:table-cell office:value-type="float" office:value="570990">
                <text:p>570990</text:p>
              </table:table-cell>
              <table:table-cell office:value-type="float" office:value="1524732">
                <text:p>15247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776240">
                <text:p>776240</text:p>
              </table:table-cell>
              <table:table-cell office:value-type="float" office:value="970299">
                <text:p>970299</text:p>
              </table:table-cell>
              <table:table-cell office:value-type="float" office:value="1027104">
                <text:p>1027104</text:p>
              </table:table-cell>
              <table:table-cell office:value-type="float" office:value="1212874">
                <text:p>1212874</text:p>
              </table:table-cell>
              <table:table-cell office:value-type="float" office:value="591882.39">
                <text:p>591882.39</text:p>
              </table:table-cell>
              <table:table-cell office:value-type="float" office:value="1581588">
                <text:p>15815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00000">
                <text:p>8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59860">
                <text:p>1059860</text:p>
              </table:table-cell>
              <table:table-cell office:value-type="float" office:value="1250000">
                <text:p>1250000</text:p>
              </table:table-cell>
              <table:table-cell office:value-type="float" office:value="600000">
                <text:p>600000</text:p>
              </table:table-cell>
              <table:table-cell office:value-type="float" office:value="1640000">
                <text:p>164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Windows_x86 LibreOffice_project/2b7f1e640c46ceb28adf43ee075a6e8b8439ed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